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mory-Overhead" table:style-name="ta1">
        <table:shapes>
          <draw:frame draw:z-index="0" draw:style-name="gr1" draw:text-style-name="P1" svg:width="338.31mm" svg:height="135.47mm" svg:x="0mm" svg:y="49.3mm">
            <loext:p draw:notify-on-update-of-ranges="'Memory-Overhead'.B1:'Memory-Overhead'.I1 'Memory-Overhead'.A2:'Memory-Overhead'.A2 'Memory-Overhead'.B2:'Memory-Overhead'.I2 'Memory-Overhead'.A3:'Memory-Overhead'.A3 'Memory-Overhead'.B3:'Memory-Overhead'.I3 'Memory-Overhead'.A4:'Memory-Overhead'.A4 'Memory-Overhead'.B4:'Memory-Overhead'.I4 'Memory-Overhead'.A5:'Memory-Overhead'.A5 'Memory-Overhead'.B5:'Memory-Overhead'.I5 'Memory-Overhead'.A6:'Memory-Overhead'.A6 'Memory-Overhead'.B6:'Memory-Overhead'.I6 'Memory-Overhead'.A7:'Memory-Overhead'.A7 'Memory-Overhead'.B7:'Memory-Overhead'.I7 'Memory-Overhead'.A8:'Memory-Overhead'.A8 'Memory-Overhead'.B8:'Memory-Overhead'.I8 'Memory-Overhead'.A9:'Memory-Overhead'.A9 'Memory-Overhead'.B9:'Memory-Overhead'.I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8" table:default-cell-style-name="ce3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2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1"/>
          <table:table-cell table:style-name="ce4" office:value-type="string" calcext:value-type="string">
            <text:p>Fazit</text:p>
          </table:table-cell>
          <table:table-cell table:style-name="ce6"/>
          <table:table-cell table:style-name="ce1" table:number-columns-repeated="4"/>
          <table:table-cell table:style-name="ce9"/>
          <table:table-cell table:style-name="ce1" table:number-columns-repeated="1007"/>
        </table:table-row>
        <table:table-row table:style-name="ro1">
          <table:table-cell office:value-type="string" calcext:value-type="string">
            <text:p>HashMap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THashMap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-40</text:p>
          </table:table-cell>
          <table:table-cell table:style-name="ce8" office:value-type="string" calcext:value-type="string">
            <text:p>Approx 10% better than Java native HashMap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Treemap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6" office:value-type="float" office:value="44" calcext:value-type="float">
            <text:p>44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HashSet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30-40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THashSet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10-15</text:p>
          </table:table-cell>
          <table:table-cell table:style-name="ce8" office:value-type="string" calcext:value-type="string">
            <text:p>Approx. 40 – 60% better than Java native HashSet</text:p>
          </table:table-cell>
          <table:table-cell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-4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ArrayDequ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2-8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ed (add)" table:style-name="ta1">
        <table:shapes>
          <draw:frame draw:z-index="0" draw:style-name="gr1" draw:text-style-name="P1" svg:width="463.82mm" svg:height="88.72mm" svg:x="0.83mm" svg:y="43.56mm">
            <loext:p draw:notify-on-update-of-ranges="'Speed (add)'.A1:'Speed (add)'.A1 'Speed (add)'.B1:'Speed (add)'.Y1 'Speed (add)'.A2:'Speed (add)'.A2 'Speed (add)'.B2:'Speed (add)'.Y2 'Speed (add)'.A3:'Speed (add)'.A3 'Speed (add)'.B3:'Speed (add)'.Y3 'Speed (add)'.A4:'Speed (add)'.A4 'Speed (add)'.B4:'Speed (add)'.Y4 'Speed (add)'.A5:'Speed (add)'.A5 'Speed (add)'.B5:'Speed (add)'.Y5 'Speed (add)'.A6:'Speed (add)'.A6 'Speed (add)'.B6:'Speed (add)'.Y6 'Speed (add)'.A7:'Speed (add)'.A7 'Speed (add)'.B7:'Speed (add)'.Y7 'Speed (add)'.A8:'Speed (add)'.A8 'Speed (add)'.B8:'Speed (add)'.Y8 'Speed (add)'.A9:'Speed (add)'.A9 'Speed (add)'.B9:'Speed (add)'.Y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64.65mm" svg:height="89.99mm" svg:x="0mm" svg:y="136.47mm">
            <loext:p draw:notify-on-update-of-ranges="'Speed (add)'.A1:'Speed (add)'.A1 'Speed (add)'.B1:'Speed (add)'.H1 'Speed (add)'.A2:'Speed (add)'.A2 'Speed (add)'.B2:'Speed (add)'.H2 'Speed (add)'.A3:'Speed (add)'.A3 'Speed (add)'.B3:'Speed (add)'.H3 'Speed (add)'.A4:'Speed (add)'.A4 'Speed (add)'.B4:'Speed (add)'.H4 'Speed (add)'.A5:'Speed (add)'.A5 'Speed (add)'.B5:'Speed (add)'.H5 'Speed (add)'.A6:'Speed (add)'.A6 'Speed (add)'.B6:'Speed (add)'.H6 'Speed (add)'.A7:'Speed (add)'.A7 'Speed (add)'.B7:'Speed (add)'.H7 'Speed (add)'.A8:'Speed (add)'.A8 'Speed (add)'.B8:'Speed (add)'.H8 'Speed (add)'.A9:'Speed (add)'.A9 'Speed (add)'.B9:'Speed (add)'.H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64.09mm" svg:height="89.83mm" svg:x="0mm" svg:y="235.02mm">
            <loext:p draw:notify-on-update-of-ranges="'Speed (add)'.A1:'Speed (add)'.A1 'Speed (add)'.H1:'Speed (add)'.P1 'Speed (add)'.A2:'Speed (add)'.A2 'Speed (add)'.H2:'Speed (add)'.P2 'Speed (add)'.A3:'Speed (add)'.A3 'Speed (add)'.H3:'Speed (add)'.P3 'Speed (add)'.A4:'Speed (add)'.A4 'Speed (add)'.H4:'Speed (add)'.P4 'Speed (add)'.A5:'Speed (add)'.A5 'Speed (add)'.H5:'Speed (add)'.P5 'Speed (add)'.A6:'Speed (add)'.A6 'Speed (add)'.H6:'Speed (add)'.P6 'Speed (add)'.A7:'Speed (add)'.A7 'Speed (add)'.H7:'Speed (add)'.P7 'Speed (add)'.A8:'Speed (add)'.A8 'Speed (add)'.H8:'Speed (add)'.P8 'Speed (add)'.A9:'Speed (add)'.A9 'Speed (add)'.H9:'Speed (add)'.P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64.09mm" svg:height="89.99mm" svg:x="0mm" svg:y="329.58mm">
            <loext:p draw:notify-on-update-of-ranges="'Speed (add)'.A1:'Speed (add)'.A1 'Speed (add)'.V1:'Speed (add)'.Y1 'Speed (add)'.A2:'Speed (add)'.A2 'Speed (add)'.V2:'Speed (add)'.Y2 'Speed (add)'.A3:'Speed (add)'.A3 'Speed (add)'.V3:'Speed (add)'.Y3 'Speed (add)'.A4:'Speed (add)'.A4 'Speed (add)'.V4:'Speed (add)'.Y4 'Speed (add)'.A5:'Speed (add)'.A5 'Speed (add)'.V5:'Speed (add)'.Y5 'Speed (add)'.A6:'Speed (add)'.A6 'Speed (add)'.V6:'Speed (add)'.Y6 'Speed (add)'.A7:'Speed (add)'.A7 'Speed (add)'.V7:'Speed (add)'.Y7 'Speed (add)'.A8:'Speed (add)'.A8 'Speed (add)'.V8:'Speed (add)'.Y8 'Speed (add)'.A9:'Speed (add)'.A9 'Speed (add)'.V9:'Speed (add)'.Y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464.65mm" svg:height="89.99mm" svg:x="0mm" svg:y="424.39mm">
            <loext:p draw:notify-on-update-of-ranges="'Speed (add)'.A1:'Speed (add)'.A1 'Speed (add)'.B1:'Speed (add)'.Y1 'Speed (add)'.A2:'Speed (add)'.A2 'Speed (add)'.B2:'Speed (add)'.Y2 'Speed (add)'.A3:'Speed (add)'.A3 'Speed (add)'.B3:'Speed (add)'.Y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464.65mm" svg:height="89.99mm" svg:x="0mm" svg:y="519.23mm">
            <loext:p draw:notify-on-update-of-ranges="'Speed (add)'.B1:'Speed (add)'.Y1 'Speed (add)'.A5:'Speed (add)'.A5 'Speed (add)'.B5:'Speed (add)'.Y5 'Speed (add)'.A6:'Speed (add)'.A6 'Speed (add)'.B6:'Speed (add)'.Y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string" calcext:value-type="string">
            <text:p>HashMap</text:p>
          </table:table-cell>
          <table:table-cell office:value-type="float" office:value="751" calcext:value-type="float">
            <text:p>751</text:p>
          </table:table-cell>
          <table:table-cell office:value-type="float" office:value="1766" calcext:value-type="float">
            <text:p>1766</text:p>
          </table:table-cell>
          <table:table-cell office:value-type="float" office:value="2514" calcext:value-type="float">
            <text:p>2514</text:p>
          </table:table-cell>
          <table:table-cell office:value-type="float" office:value="7294" calcext:value-type="float">
            <text:p>7294</text:p>
          </table:table-cell>
          <table:table-cell office:value-type="float" office:value="8887" calcext:value-type="float">
            <text:p>8887</text:p>
          </table:table-cell>
          <table:table-cell office:value-type="float" office:value="8547" calcext:value-type="float">
            <text:p>8547</text:p>
          </table:table-cell>
          <table:table-cell office:value-type="float" office:value="11107" calcext:value-type="float">
            <text:p>11107</text:p>
          </table:table-cell>
          <table:table-cell office:value-type="float" office:value="28811" calcext:value-type="float">
            <text:p>28811</text:p>
          </table:table-cell>
          <table:table-cell office:value-type="float" office:value="42622" calcext:value-type="float">
            <text:p>42622</text:p>
          </table:table-cell>
          <table:table-cell office:value-type="float" office:value="41440" calcext:value-type="float">
            <text:p>41440</text:p>
          </table:table-cell>
          <table:table-cell office:value-type="float" office:value="74379" calcext:value-type="float">
            <text:p>74379</text:p>
          </table:table-cell>
          <table:table-cell office:value-type="float" office:value="129442" calcext:value-type="float">
            <text:p>129442</text:p>
          </table:table-cell>
          <table:table-cell office:value-type="float" office:value="160028" calcext:value-type="float">
            <text:p>160028</text:p>
          </table:table-cell>
          <table:table-cell office:value-type="float" office:value="339803" calcext:value-type="float">
            <text:p>339803</text:p>
          </table:table-cell>
          <table:table-cell office:value-type="float" office:value="146957" calcext:value-type="float">
            <text:p>146957</text:p>
          </table:table-cell>
          <table:table-cell office:value-type="float" office:value="1484739" calcext:value-type="float">
            <text:p>1484739</text:p>
          </table:table-cell>
          <table:table-cell office:value-type="float" office:value="3046644" calcext:value-type="float">
            <text:p>3046644</text:p>
          </table:table-cell>
          <table:table-cell office:value-type="float" office:value="5974798" calcext:value-type="float">
            <text:p>5974798</text:p>
          </table:table-cell>
          <table:table-cell office:value-type="float" office:value="12185851" calcext:value-type="float">
            <text:p>12185851</text:p>
          </table:table-cell>
          <table:table-cell office:value-type="float" office:value="13054183" calcext:value-type="float">
            <text:p>13054183</text:p>
          </table:table-cell>
          <table:table-cell office:value-type="float" office:value="18134167" calcext:value-type="float">
            <text:p>18134167</text:p>
          </table:table-cell>
          <table:table-cell office:value-type="float" office:value="39599175" calcext:value-type="float">
            <text:p>39599175</text:p>
          </table:table-cell>
          <table:table-cell office:value-type="float" office:value="50964523" calcext:value-type="float">
            <text:p>50964523</text:p>
          </table:table-cell>
          <table:table-cell office:value-type="float" office:value="139359089" calcext:value-type="float">
            <text:p>139359089</text:p>
          </table:table-cell>
        </table:table-row>
        <table:table-row table:style-name="ro1">
          <table:table-cell office:value-type="string" calcext:value-type="string">
            <text:p>THashMap</text:p>
          </table:table-cell>
          <table:table-cell office:value-type="float" office:value="449" calcext:value-type="float">
            <text:p>449</text:p>
          </table:table-cell>
          <table:table-cell office:value-type="float" office:value="2182" calcext:value-type="float">
            <text:p>2182</text:p>
          </table:table-cell>
          <table:table-cell office:value-type="float" office:value="2948" calcext:value-type="float">
            <text:p>2948</text:p>
          </table:table-cell>
          <table:table-cell office:value-type="float" office:value="11930" calcext:value-type="float">
            <text:p>11930</text:p>
          </table:table-cell>
          <table:table-cell office:value-type="float" office:value="10688" calcext:value-type="float">
            <text:p>10688</text:p>
          </table:table-cell>
          <table:table-cell office:value-type="float" office:value="8242" calcext:value-type="float">
            <text:p>8242</text:p>
          </table:table-cell>
          <table:table-cell office:value-type="float" office:value="13444" calcext:value-type="float">
            <text:p>13444</text:p>
          </table:table-cell>
          <table:table-cell office:value-type="float" office:value="32005" calcext:value-type="float">
            <text:p>32005</text:p>
          </table:table-cell>
          <table:table-cell office:value-type="float" office:value="40277" calcext:value-type="float">
            <text:p>40277</text:p>
          </table:table-cell>
          <table:table-cell office:value-type="float" office:value="19387" calcext:value-type="float">
            <text:p>19387</text:p>
          </table:table-cell>
          <table:table-cell office:value-type="float" office:value="33968" calcext:value-type="float">
            <text:p>33968</text:p>
          </table:table-cell>
          <table:table-cell office:value-type="float" office:value="69316" calcext:value-type="float">
            <text:p>69316</text:p>
          </table:table-cell>
          <table:table-cell office:value-type="float" office:value="137782" calcext:value-type="float">
            <text:p>137782</text:p>
          </table:table-cell>
          <table:table-cell office:value-type="float" office:value="252401" calcext:value-type="float">
            <text:p>252401</text:p>
          </table:table-cell>
          <table:table-cell office:value-type="float" office:value="281972" calcext:value-type="float">
            <text:p>281972</text:p>
          </table:table-cell>
          <table:table-cell office:value-type="float" office:value="1285055" calcext:value-type="float">
            <text:p>1285055</text:p>
          </table:table-cell>
          <table:table-cell office:value-type="float" office:value="2590465" calcext:value-type="float">
            <text:p>2590465</text:p>
          </table:table-cell>
          <table:table-cell office:value-type="float" office:value="8595869" calcext:value-type="float">
            <text:p>8595869</text:p>
          </table:table-cell>
          <table:table-cell office:value-type="float" office:value="17633237" calcext:value-type="float">
            <text:p>17633237</text:p>
          </table:table-cell>
          <table:table-cell office:value-type="float" office:value="20436314" calcext:value-type="float">
            <text:p>20436314</text:p>
          </table:table-cell>
          <table:table-cell office:value-type="float" office:value="35524533" calcext:value-type="float">
            <text:p>35524533</text:p>
          </table:table-cell>
          <table:table-cell office:value-type="float" office:value="74672511" calcext:value-type="float">
            <text:p>74672511</text:p>
          </table:table-cell>
          <table:table-cell office:value-type="float" office:value="87455282" calcext:value-type="float">
            <text:p>87455282</text:p>
          </table:table-cell>
          <table:table-cell office:value-type="float" office:value="165945496" calcext:value-type="float">
            <text:p>165945496</text:p>
          </table:table-cell>
        </table:table-row>
        <table:table-row table:style-name="ro1">
          <table:table-cell office:value-type="string" calcext:value-type="string">
            <text:p>TreeMap</text:p>
          </table:table-cell>
          <table:table-cell office:value-type="float" office:value="807" calcext:value-type="float">
            <text:p>807</text:p>
          </table:table-cell>
          <table:table-cell office:value-type="float" office:value="9601" calcext:value-type="float">
            <text:p>9601</text:p>
          </table:table-cell>
          <table:table-cell office:value-type="float" office:value="10884" calcext:value-type="float">
            <text:p>10884</text:p>
          </table:table-cell>
          <table:table-cell office:value-type="float" office:value="16937" calcext:value-type="float">
            <text:p>16937</text:p>
          </table:table-cell>
          <table:table-cell office:value-type="float" office:value="11451" calcext:value-type="float">
            <text:p>11451</text:p>
          </table:table-cell>
          <table:table-cell office:value-type="float" office:value="16329" calcext:value-type="float">
            <text:p>16329</text:p>
          </table:table-cell>
          <table:table-cell office:value-type="float" office:value="13218" calcext:value-type="float">
            <text:p>13218</text:p>
          </table:table-cell>
          <table:table-cell office:value-type="float" office:value="22272" calcext:value-type="float">
            <text:p>22272</text:p>
          </table:table-cell>
          <table:table-cell office:value-type="float" office:value="20773" calcext:value-type="float">
            <text:p>20773</text:p>
          </table:table-cell>
          <table:table-cell office:value-type="float" office:value="34097" calcext:value-type="float">
            <text:p>34097</text:p>
          </table:table-cell>
          <table:table-cell office:value-type="float" office:value="48391" calcext:value-type="float">
            <text:p>48391</text:p>
          </table:table-cell>
          <table:table-cell office:value-type="float" office:value="140761" calcext:value-type="float">
            <text:p>140761</text:p>
          </table:table-cell>
          <table:table-cell office:value-type="float" office:value="303221" calcext:value-type="float">
            <text:p>303221</text:p>
          </table:table-cell>
          <table:table-cell office:value-type="float" office:value="492261" calcext:value-type="float">
            <text:p>492261</text:p>
          </table:table-cell>
          <table:table-cell office:value-type="float" office:value="717124" calcext:value-type="float">
            <text:p>717124</text:p>
          </table:table-cell>
          <table:table-cell office:value-type="float" office:value="5924462" calcext:value-type="float">
            <text:p>5924462</text:p>
          </table:table-cell>
          <table:table-cell office:value-type="float" office:value="14398603" calcext:value-type="float">
            <text:p>14398603</text:p>
          </table:table-cell>
          <table:table-cell office:value-type="float" office:value="42806969" calcext:value-type="float">
            <text:p>42806969</text:p>
          </table:table-cell>
          <table:table-cell office:value-type="float" office:value="94463860" calcext:value-type="float">
            <text:p>94463860</text:p>
          </table:table-cell>
          <table:table-cell office:value-type="float" office:value="151262979" calcext:value-type="float">
            <text:p>151262979</text:p>
          </table:table-cell>
          <table:table-cell office:value-type="float" office:value="207841514" calcext:value-type="float">
            <text:p>207841514</text:p>
          </table:table-cell>
          <table:table-cell office:value-type="float" office:value="456228824" calcext:value-type="float">
            <text:p>456228824</text:p>
          </table:table-cell>
          <table:table-cell office:value-type="float" office:value="714884778" calcext:value-type="float">
            <text:p>714884778</text:p>
          </table:table-cell>
          <table:table-cell office:value-type="float" office:value="1253366221" calcext:value-type="float">
            <text:p>1253366221</text:p>
          </table:table-cell>
        </table:table-row>
        <table:table-row table:style-name="ro1">
          <table:table-cell office:value-type="string" calcext:value-type="string">
            <text:p>HashSet</text:p>
          </table:table-cell>
          <table:table-cell office:value-type="float" office:value="132" calcext:value-type="float">
            <text:p>132</text:p>
          </table:table-cell>
          <table:table-cell office:value-type="float" office:value="426" calcext:value-type="float">
            <text:p>426</text:p>
          </table:table-cell>
          <table:table-cell office:value-type="float" office:value="419" calcext:value-type="float">
            <text:p>419</text:p>
          </table:table-cell>
          <table:table-cell office:value-type="float" office:value="1857" calcext:value-type="float">
            <text:p>1857</text:p>
          </table:table-cell>
          <table:table-cell office:value-type="float" office:value="3179" calcext:value-type="float">
            <text:p>3179</text:p>
          </table:table-cell>
          <table:table-cell office:value-type="float" office:value="3632" calcext:value-type="float">
            <text:p>3632</text:p>
          </table:table-cell>
          <table:table-cell office:value-type="float" office:value="3171" calcext:value-type="float">
            <text:p>3171</text:p>
          </table:table-cell>
          <table:table-cell office:value-type="float" office:value="7173" calcext:value-type="float">
            <text:p>7173</text:p>
          </table:table-cell>
          <table:table-cell office:value-type="float" office:value="13188" calcext:value-type="float">
            <text:p>13188</text:p>
          </table:table-cell>
          <table:table-cell office:value-type="float" office:value="19157" calcext:value-type="float">
            <text:p>19157</text:p>
          </table:table-cell>
          <table:table-cell office:value-type="float" office:value="23265" calcext:value-type="float">
            <text:p>23265</text:p>
          </table:table-cell>
          <table:table-cell office:value-type="float" office:value="60145" calcext:value-type="float">
            <text:p>60145</text:p>
          </table:table-cell>
          <table:table-cell office:value-type="float" office:value="70814" calcext:value-type="float">
            <text:p>70814</text:p>
          </table:table-cell>
          <table:table-cell office:value-type="float" office:value="82609" calcext:value-type="float">
            <text:p>82609</text:p>
          </table:table-cell>
          <table:table-cell office:value-type="float" office:value="101952" calcext:value-type="float">
            <text:p>101952</text:p>
          </table:table-cell>
          <table:table-cell office:value-type="float" office:value="796419" calcext:value-type="float">
            <text:p>796419</text:p>
          </table:table-cell>
          <table:table-cell office:value-type="float" office:value="1605520" calcext:value-type="float">
            <text:p>1605520</text:p>
          </table:table-cell>
          <table:table-cell office:value-type="float" office:value="3455427" calcext:value-type="float">
            <text:p>3455427</text:p>
          </table:table-cell>
          <table:table-cell office:value-type="float" office:value="7116457" calcext:value-type="float">
            <text:p>7116457</text:p>
          </table:table-cell>
          <table:table-cell office:value-type="float" office:value="8895598" calcext:value-type="float">
            <text:p>8895598</text:p>
          </table:table-cell>
          <table:table-cell office:value-type="float" office:value="14322438" calcext:value-type="float">
            <text:p>14322438</text:p>
          </table:table-cell>
          <table:table-cell office:value-type="float" office:value="29802128" calcext:value-type="float">
            <text:p>29802128</text:p>
          </table:table-cell>
          <table:table-cell office:value-type="float" office:value="37826185" calcext:value-type="float">
            <text:p>37826185</text:p>
          </table:table-cell>
          <table:table-cell office:value-type="float" office:value="76829395" calcext:value-type="float">
            <text:p>76829395</text:p>
          </table:table-cell>
        </table:table-row>
        <table:table-row table:style-name="ro1">
          <table:table-cell office:value-type="string" calcext:value-type="string">
            <text:p>THashSet</text:p>
          </table:table-cell>
          <table:table-cell office:value-type="float" office:value="1604" calcext:value-type="float">
            <text:p>1604</text:p>
          </table:table-cell>
          <table:table-cell office:value-type="float" office:value="913" calcext:value-type="float">
            <text:p>913</text:p>
          </table:table-cell>
          <table:table-cell office:value-type="float" office:value="1880" calcext:value-type="float">
            <text:p>1880</text:p>
          </table:table-cell>
          <table:table-cell office:value-type="float" office:value="9261" calcext:value-type="float">
            <text:p>9261</text:p>
          </table:table-cell>
          <table:table-cell office:value-type="float" office:value="6679" calcext:value-type="float">
            <text:p>6679</text:p>
          </table:table-cell>
          <table:table-cell office:value-type="float" office:value="8687" calcext:value-type="float">
            <text:p>8687</text:p>
          </table:table-cell>
          <table:table-cell office:value-type="float" office:value="12474" calcext:value-type="float">
            <text:p>12474</text:p>
          </table:table-cell>
          <table:table-cell office:value-type="float" office:value="28539" calcext:value-type="float">
            <text:p>28539</text:p>
          </table:table-cell>
          <table:table-cell office:value-type="float" office:value="73465" calcext:value-type="float">
            <text:p>73465</text:p>
          </table:table-cell>
          <table:table-cell office:value-type="float" office:value="20433" calcext:value-type="float">
            <text:p>20433</text:p>
          </table:table-cell>
          <table:table-cell office:value-type="float" office:value="29559" calcext:value-type="float">
            <text:p>29559</text:p>
          </table:table-cell>
          <table:table-cell office:value-type="float" office:value="47742" calcext:value-type="float">
            <text:p>47742</text:p>
          </table:table-cell>
          <table:table-cell office:value-type="float" office:value="98440" calcext:value-type="float">
            <text:p>98440</text:p>
          </table:table-cell>
          <table:table-cell office:value-type="float" office:value="175640" calcext:value-type="float">
            <text:p>175640</text:p>
          </table:table-cell>
          <table:table-cell office:value-type="float" office:value="196360" calcext:value-type="float">
            <text:p>196360</text:p>
          </table:table-cell>
          <table:table-cell office:value-type="float" office:value="873184" calcext:value-type="float">
            <text:p>873184</text:p>
          </table:table-cell>
          <table:table-cell office:value-type="float" office:value="1737654" calcext:value-type="float">
            <text:p>1737654</text:p>
          </table:table-cell>
          <table:table-cell office:value-type="float" office:value="6062739" calcext:value-type="float">
            <text:p>6062739</text:p>
          </table:table-cell>
          <table:table-cell office:value-type="float" office:value="12355578" calcext:value-type="float">
            <text:p>12355578</text:p>
          </table:table-cell>
          <table:table-cell office:value-type="float" office:value="14166736" calcext:value-type="float">
            <text:p>14166736</text:p>
          </table:table-cell>
          <table:table-cell office:value-type="float" office:value="24804071" calcext:value-type="float">
            <text:p>24804071</text:p>
          </table:table-cell>
          <table:table-cell office:value-type="float" office:value="50197259" calcext:value-type="float">
            <text:p>50197259</text:p>
          </table:table-cell>
          <table:table-cell office:value-type="float" office:value="57523118" calcext:value-type="float">
            <text:p>57523118</text:p>
          </table:table-cell>
          <table:table-cell office:value-type="float" office:value="108624756" calcext:value-type="float">
            <text:p>108624756</text:p>
          </table:table-cell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426" calcext:value-type="float">
            <text:p>426</text:p>
          </table:table-cell>
          <table:table-cell office:value-type="float" office:value="887" calcext:value-type="float">
            <text:p>887</text:p>
          </table:table-cell>
          <table:table-cell office:value-type="float" office:value="596" calcext:value-type="float">
            <text:p>596</text:p>
          </table:table-cell>
          <table:table-cell office:value-type="float" office:value="2465" calcext:value-type="float">
            <text:p>2465</text:p>
          </table:table-cell>
          <table:table-cell office:value-type="float" office:value="2250" calcext:value-type="float">
            <text:p>2250</text:p>
          </table:table-cell>
          <table:table-cell office:value-type="float" office:value="2242" calcext:value-type="float">
            <text:p>2242</text:p>
          </table:table-cell>
          <table:table-cell office:value-type="float" office:value="2476" calcext:value-type="float">
            <text:p>2476</text:p>
          </table:table-cell>
          <table:table-cell office:value-type="float" office:value="6437" calcext:value-type="float">
            <text:p>6437</text:p>
          </table:table-cell>
          <table:table-cell office:value-type="float" office:value="11277" calcext:value-type="float">
            <text:p>11277</text:p>
          </table:table-cell>
          <table:table-cell office:value-type="float" office:value="5063" calcext:value-type="float">
            <text:p>5063</text:p>
          </table:table-cell>
          <table:table-cell office:value-type="float" office:value="7015" calcext:value-type="float">
            <text:p>7015</text:p>
          </table:table-cell>
          <table:table-cell office:value-type="float" office:value="18058" calcext:value-type="float">
            <text:p>18058</text:p>
          </table:table-cell>
          <table:table-cell office:value-type="float" office:value="36423" calcext:value-type="float">
            <text:p>36423</text:p>
          </table:table-cell>
          <table:table-cell office:value-type="float" office:value="52922" calcext:value-type="float">
            <text:p>52922</text:p>
          </table:table-cell>
          <table:table-cell office:value-type="float" office:value="73102" calcext:value-type="float">
            <text:p>73102</text:p>
          </table:table-cell>
          <table:table-cell office:value-type="float" office:value="383430" calcext:value-type="float">
            <text:p>383430</text:p>
          </table:table-cell>
          <table:table-cell office:value-type="float" office:value="714111" calcext:value-type="float">
            <text:p>714111</text:p>
          </table:table-cell>
          <table:table-cell office:value-type="float" office:value="2029001" calcext:value-type="float">
            <text:p>2029001</text:p>
          </table:table-cell>
          <table:table-cell office:value-type="float" office:value="3749772" calcext:value-type="float">
            <text:p>3749772</text:p>
          </table:table-cell>
          <table:table-cell office:value-type="float" office:value="5700887" calcext:value-type="float">
            <text:p>5700887</text:p>
          </table:table-cell>
          <table:table-cell office:value-type="float" office:value="7993629" calcext:value-type="float">
            <text:p>7993629</text:p>
          </table:table-cell>
          <table:table-cell office:value-type="float" office:value="17215785" calcext:value-type="float">
            <text:p>17215785</text:p>
          </table:table-cell>
          <table:table-cell office:value-type="float" office:value="25826044" calcext:value-type="float">
            <text:p>25826044</text:p>
          </table:table-cell>
          <table:table-cell office:value-type="float" office:value="43645241" calcext:value-type="float">
            <text:p>43645241</text:p>
          </table:table-cell>
        </table:table-row>
        <table:table-row table:style-name="ro1">
          <table:table-cell office:value-type="string" calcext:value-type="string">
            <text:p>ArrayDeque</text:p>
          </table:table-cell>
          <table:table-cell office:value-type="float" office:value="135" calcext:value-type="float">
            <text:p>135</text:p>
          </table:table-cell>
          <table:table-cell office:value-type="float" office:value="441" calcext:value-type="float">
            <text:p>441</text:p>
          </table:table-cell>
          <table:table-cell office:value-type="float" office:value="1438" calcext:value-type="float">
            <text:p>1438</text:p>
          </table:table-cell>
          <table:table-cell office:value-type="float" office:value="1759" calcext:value-type="float">
            <text:p>1759</text:p>
          </table:table-cell>
          <table:table-cell office:value-type="float" office:value="1906" calcext:value-type="float">
            <text:p>1906</text:p>
          </table:table-cell>
          <table:table-cell office:value-type="float" office:value="1785" calcext:value-type="float">
            <text:p>1785</text:p>
          </table:table-cell>
          <table:table-cell office:value-type="float" office:value="3530" calcext:value-type="float">
            <text:p>3530</text:p>
          </table:table-cell>
          <table:table-cell office:value-type="float" office:value="3190" calcext:value-type="float">
            <text:p>3190</text:p>
          </table:table-cell>
          <table:table-cell office:value-type="float" office:value="6467" calcext:value-type="float">
            <text:p>6467</text:p>
          </table:table-cell>
          <table:table-cell office:value-type="float" office:value="8566" calcext:value-type="float">
            <text:p>8566</text:p>
          </table:table-cell>
          <table:table-cell office:value-type="float" office:value="7147" calcext:value-type="float">
            <text:p>7147</text:p>
          </table:table-cell>
          <table:table-cell office:value-type="float" office:value="18122" calcext:value-type="float">
            <text:p>18122</text:p>
          </table:table-cell>
          <table:table-cell office:value-type="float" office:value="31937" calcext:value-type="float">
            <text:p>31937</text:p>
          </table:table-cell>
          <table:table-cell office:value-type="float" office:value="47092" calcext:value-type="float">
            <text:p>47092</text:p>
          </table:table-cell>
          <table:table-cell office:value-type="float" office:value="66793" calcext:value-type="float">
            <text:p>66793</text:p>
          </table:table-cell>
          <table:table-cell office:value-type="float" office:value="323273" calcext:value-type="float">
            <text:p>323273</text:p>
          </table:table-cell>
          <table:table-cell office:value-type="float" office:value="652795" calcext:value-type="float">
            <text:p>652795</text:p>
          </table:table-cell>
          <table:table-cell office:value-type="float" office:value="1617568" calcext:value-type="float">
            <text:p>1617568</text:p>
          </table:table-cell>
          <table:table-cell office:value-type="float" office:value="3343382" calcext:value-type="float">
            <text:p>3343382</text:p>
          </table:table-cell>
          <table:table-cell office:value-type="float" office:value="5122244" calcext:value-type="float">
            <text:p>5122244</text:p>
          </table:table-cell>
          <table:table-cell office:value-type="float" office:value="6476623" calcext:value-type="float">
            <text:p>6476623</text:p>
          </table:table-cell>
          <table:table-cell office:value-type="float" office:value="13589464" calcext:value-type="float">
            <text:p>13589464</text:p>
          </table:table-cell>
          <table:table-cell office:value-type="float" office:value="21809911" calcext:value-type="float">
            <text:p>21809911</text:p>
          </table:table-cell>
          <table:table-cell office:value-type="float" office:value="37317749" calcext:value-type="float">
            <text:p>37317749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185" calcext:value-type="float">
            <text:p>185</text:p>
          </table:table-cell>
          <table:table-cell office:value-type="float" office:value="630" calcext:value-type="float">
            <text:p>630</text:p>
          </table:table-cell>
          <table:table-cell office:value-type="float" office:value="1189" calcext:value-type="float">
            <text:p>1189</text:p>
          </table:table-cell>
          <table:table-cell office:value-type="float" office:value="2340" calcext:value-type="float">
            <text:p>2340</text:p>
          </table:table-cell>
          <table:table-cell office:value-type="float" office:value="1615" calcext:value-type="float">
            <text:p>1615</text:p>
          </table:table-cell>
          <table:table-cell office:value-type="float" office:value="1279" calcext:value-type="float">
            <text:p>1279</text:p>
          </table:table-cell>
          <table:table-cell office:value-type="float" office:value="1657" calcext:value-type="float">
            <text:p>1657</text:p>
          </table:table-cell>
          <table:table-cell office:value-type="float" office:value="3609" calcext:value-type="float">
            <text:p>3609</text:p>
          </table:table-cell>
          <table:table-cell office:value-type="float" office:value="6837" calcext:value-type="float">
            <text:p>6837</text:p>
          </table:table-cell>
          <table:table-cell office:value-type="float" office:value="10027" calcext:value-type="float">
            <text:p>10027</text:p>
          </table:table-cell>
          <table:table-cell office:value-type="float" office:value="9703" calcext:value-type="float">
            <text:p>9703</text:p>
          </table:table-cell>
          <table:table-cell office:value-type="float" office:value="21989" calcext:value-type="float">
            <text:p>21989</text:p>
          </table:table-cell>
          <table:table-cell office:value-type="float" office:value="39749" calcext:value-type="float">
            <text:p>39749</text:p>
          </table:table-cell>
          <table:table-cell office:value-type="float" office:value="60768" calcext:value-type="float">
            <text:p>60768</text:p>
          </table:table-cell>
          <table:table-cell office:value-type="float" office:value="79007" calcext:value-type="float">
            <text:p>79007</text:p>
          </table:table-cell>
          <table:table-cell office:value-type="float" office:value="424036" calcext:value-type="float">
            <text:p>424036</text:p>
          </table:table-cell>
          <table:table-cell office:value-type="float" office:value="848563" calcext:value-type="float">
            <text:p>848563</text:p>
          </table:table-cell>
          <table:table-cell office:value-type="float" office:value="2188490" calcext:value-type="float">
            <text:p>2188490</text:p>
          </table:table-cell>
          <table:table-cell office:value-type="float" office:value="4351079" calcext:value-type="float">
            <text:p>4351079</text:p>
          </table:table-cell>
          <table:table-cell office:value-type="float" office:value="6955681" calcext:value-type="float">
            <text:p>6955681</text:p>
          </table:table-cell>
          <table:table-cell office:value-type="float" office:value="8631930" calcext:value-type="float">
            <text:p>8631930</text:p>
          </table:table-cell>
          <table:table-cell office:value-type="float" office:value="17872092" calcext:value-type="float">
            <text:p>17872092</text:p>
          </table:table-cell>
          <table:table-cell office:value-type="float" office:value="28985865" calcext:value-type="float">
            <text:p>28985865</text:p>
          </table:table-cell>
          <table:table-cell office:value-type="float" office:value="44030185" calcext:value-type="float">
            <text:p>44030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.00.0000</text:date>, <text:time style:data-style-name="N2" text:time-value="10:39:35.5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42:32.200415000</meta:creation-date>
    <dc:date>2017-12-03T12:40:29.766000000</dc:date>
    <meta:editing-duration>PT13M42S</meta:editing-duration>
    <meta:editing-cycles>5</meta:editing-cycles>
    <meta:generator>LibreOffice/5.2.6.2$Windows_x86 LibreOffice_project/a3100ed2409ebf1c212f5048fbe377c281438fdc</meta:generator>
    <meta:document-statistic meta:table-count="2" meta:cell-count="31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832cm" svg:height="13.548cm" xlink:href=".." xlink:type="simple" chart:class="chart:bar" chart:style-name="ch1">
        <chart:legend chart:legend-position="end" svg:x="31.278cm" svg:y="4.732cm" style:legend-expansion="high" chart:style-name="ch2"/>
        <chart:plot-area chart:style-name="ch3" table:cell-range-address="'Memory-Overhead'.A1:'Memory-Overhead'.I9" chart:data-source-has-labels="both" svg:x="0.676cm" svg:y="0.27cm" svg:width="29.926cm" svg:height="13.008cm">
          <chartooo:coordinate-region svg:x="1.297cm" svg:y="0.469cm" svg:width="29.305cm" svg:height="12.162cm"/>
          <chart:axis chart:dimension="x" chart:name="primary-x" chart:style-name="ch4" chartooo:axis-type="auto">
            <chartooo:date-scale/>
            <chart:categories table:cell-range-address="'Memory-Overhead'.B1:'Memory-Overhead'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mory-Overhead'.B2:'Memory-Overhead'.I2" chart:label-cell-address="'Memory-Overhead'.A2:'Memory-Overhead'.A2" chart:class="chart:bar">
            <chart:data-point chart:repeated="8"/>
          </chart:series>
          <chart:series chart:style-name="ch8" chart:values-cell-range-address="'Memory-Overhead'.B3:'Memory-Overhead'.I3" chart:label-cell-address="'Memory-Overhead'.A3:'Memory-Overhead'.A3" chart:class="chart:bar">
            <chart:data-point chart:repeated="8"/>
          </chart:series>
          <chart:series chart:style-name="ch9" chart:values-cell-range-address="'Memory-Overhead'.B4:'Memory-Overhead'.I4" chart:label-cell-address="'Memory-Overhead'.A4:'Memory-Overhead'.A4" chart:class="chart:bar">
            <chart:data-point chart:repeated="8"/>
          </chart:series>
          <chart:series chart:style-name="ch10" chart:values-cell-range-address="'Memory-Overhead'.B5:'Memory-Overhead'.I5" chart:label-cell-address="'Memory-Overhead'.A5:'Memory-Overhead'.A5" chart:class="chart:bar">
            <chart:data-point chart:repeated="8"/>
          </chart:series>
          <chart:series chart:style-name="ch11" chart:values-cell-range-address="'Memory-Overhead'.B6:'Memory-Overhead'.I6" chart:label-cell-address="'Memory-Overhead'.A6:'Memory-Overhead'.A6" chart:class="chart:bar">
            <chart:data-point chart:repeated="8"/>
          </chart:series>
          <chart:series chart:style-name="ch12" chart:values-cell-range-address="'Memory-Overhead'.B7:'Memory-Overhead'.I7" chart:label-cell-address="'Memory-Overhead'.A7:'Memory-Overhead'.A7" chart:class="chart:bar">
            <chart:data-point chart:repeated="8"/>
          </chart:series>
          <chart:series chart:style-name="ch13" chart:values-cell-range-address="'Memory-Overhead'.B8:'Memory-Overhead'.I8" chart:label-cell-address="'Memory-Overhead'.A8:'Memory-Overhead'.A8" chart:class="chart:bar">
            <chart:data-point chart:repeated="8"/>
          </chart:series>
          <chart:series chart:style-name="ch14" chart:values-cell-range-address="'Memory-Overhead'.B9:'Memory-Overhead'.I9" chart:label-cell-address="'Memory-Overhead'.A9:'Memory-Overhead'.A9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emory-Overhead'.B1:'Memory-Overhead'.I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HashMap</text:p>
                <draw:g>
                  <svg:desc>'Memory-Overhead'.A2:'Memory-Overhead'.A2</svg:desc>
                </draw:g>
              </table:table-cell>
              <table:table-cell office:value-type="float" office:value="44">
                <text:p>44</text:p>
                <draw:g>
                  <svg:desc>'Memory-Overhead'.B2:'Memory-Overhead'.I2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HashMap</text:p>
                <draw:g>
                  <svg:desc>'Memory-Overhead'.A3:'Memory-Overhead'.A3</svg:desc>
                </draw:g>
              </table:table-cell>
              <table:table-cell office:value-type="float" office:value="41">
                <text:p>41</text:p>
                <draw:g>
                  <svg:desc>'Memory-Overhead'.B3:'Memory-Overhead'.I3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reemap</text:p>
                <draw:g>
                  <svg:desc>'Memory-Overhead'.A4:'Memory-Overhead'.A4</svg:desc>
                </draw:g>
              </table:table-cell>
              <table:table-cell office:value-type="float" office:value="45">
                <text:p>45</text:p>
                <draw:g>
                  <svg:desc>'Memory-Overhead'.B4:'Memory-Overhead'.I4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ashSet</text:p>
                <draw:g>
                  <svg:desc>'Memory-Overhead'.A5:'Memory-Overhead'.A5</svg:desc>
                </draw:g>
              </table:table-cell>
              <table:table-cell office:value-type="float" office:value="35">
                <text:p>35</text:p>
                <draw:g>
                  <svg:desc>'Memory-Overhead'.B5:'Memory-Overhead'.I5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HashSet</text:p>
                <draw:g>
                  <svg:desc>'Memory-Overhead'.A6:'Memory-Overhead'.A6</svg:desc>
                </draw:g>
              </table:table-cell>
              <table:table-cell office:value-type="float" office:value="20">
                <text:p>20</text:p>
                <draw:g>
                  <svg:desc>'Memory-Overhead'.B6:'Memory-Overhead'.I6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rrayList</text:p>
                <draw:g>
                  <svg:desc>'Memory-Overhead'.A7:'Memory-Overhead'.A7</svg:desc>
                </draw:g>
              </table:table-cell>
              <table:table-cell office:value-type="float" office:value="9">
                <text:p>9</text:p>
                <draw:g>
                  <svg:desc>'Memory-Overhead'.B7:'Memory-Overhead'.I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rayDeque</text:p>
                <draw:g>
                  <svg:desc>'Memory-Overhead'.A8:'Memory-Overhead'.A8</svg:desc>
                </draw:g>
              </table:table-cell>
              <table:table-cell office:value-type="float" office:value="9">
                <text:p>9</text:p>
                <draw:g>
                  <svg:desc>'Memory-Overhead'.B8:'Memory-Overhead'.I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ector</text:p>
                <draw:g>
                  <svg:desc>'Memory-Overhead'.A9:'Memory-Overhead'.A9</svg:desc>
                </draw:g>
              </table:table-cell>
              <table:table-cell office:value-type="float" office:value="10">
                <text:p>10</text:p>
                <draw:g>
                  <svg:desc>'Memory-Overhead'.B9:'Memory-Overhead'.I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6.383cm" svg:height="8.873cm" xlink:href=".." xlink:type="simple" chart:class="chart:bar" chart:style-name="ch1">
        <chart:legend chart:legend-position="end" svg:x="43.829cm" svg:y="2.394cm" style:legend-expansion="high" chart:style-name="ch2"/>
        <chart:plot-area chart:style-name="ch3" table:cell-range-address="'Speed (add)'.A1:'Speed (add)'.Y9" chart:data-source-has-labels="both" svg:x="1.938cm" svg:y="0.177cm" svg:width="40.964cm" svg:height="7.538cm">
          <chartooo:coordinate-region svg:x="4.226cm" svg:y="0.376cm" svg:width="38.676cm" svg:height="6.692cm"/>
          <chart:axis chart:dimension="x" chart:name="primary-x" chart:style-name="ch4" chartooo:axis-type="auto">
            <chartooo:date-scale/>
            <chart:title svg:x="21.159cm" svg:y="7.892cm" chart:style-name="ch5">
              <text:p>Elements added</text:p>
            </chart:title>
            <chart:categories table:cell-range-address="'Speed (add)'.B1:'Speed (add)'.Y1"/>
          </chart:axis>
          <chart:axis chart:dimension="y" chart:name="primary-y" chart:style-name="ch6">
            <chart:title svg:x="0.451cm" svg:y="4.559cm" chart:style-name="ch7">
              <text:p>ns (log)</text:p>
            </chart:title>
            <chart:grid chart:style-name="ch8" chart:class="major"/>
          </chart:axis>
          <chart:series chart:style-name="ch9" chart:values-cell-range-address="'Speed (add)'.B2:'Speed (add)'.Y2" chart:label-cell-address="'Speed (add)'.A2:'Speed (add)'.A2" chart:class="chart:bar">
            <chart:data-point chart:repeated="24"/>
          </chart:series>
          <chart:series chart:style-name="ch10" chart:values-cell-range-address="'Speed (add)'.B3:'Speed (add)'.Y3" chart:label-cell-address="'Speed (add)'.A3:'Speed (add)'.A3" chart:class="chart:bar">
            <chart:data-point chart:repeated="24"/>
          </chart:series>
          <chart:series chart:style-name="ch11" chart:values-cell-range-address="'Speed (add)'.B4:'Speed (add)'.Y4" chart:label-cell-address="'Speed (add)'.A4:'Speed (add)'.A4" chart:class="chart:bar">
            <chart:data-point chart:repeated="24"/>
          </chart:series>
          <chart:series chart:style-name="ch12" chart:values-cell-range-address="'Speed (add)'.B5:'Speed (add)'.Y5" chart:label-cell-address="'Speed (add)'.A5:'Speed (add)'.A5" chart:class="chart:bar">
            <chart:data-point chart:repeated="24"/>
          </chart:series>
          <chart:series chart:style-name="ch13" chart:values-cell-range-address="'Speed (add)'.B6:'Speed (add)'.Y6" chart:label-cell-address="'Speed (add)'.A6:'Speed (add)'.A6" chart:class="chart:bar">
            <chart:data-point chart:repeated="24"/>
          </chart:series>
          <chart:series chart:style-name="ch14" chart:values-cell-range-address="'Speed (add)'.B7:'Speed (add)'.Y7" chart:label-cell-address="'Speed (add)'.A7:'Speed (add)'.A7" chart:class="chart:bar">
            <chart:data-point chart:repeated="24"/>
          </chart:series>
          <chart:series chart:style-name="ch15" chart:values-cell-range-address="'Speed (add)'.B8:'Speed (add)'.Y8" chart:label-cell-address="'Speed (add)'.A8:'Speed (add)'.A8" chart:class="chart:bar">
            <chart:data-point chart:repeated="24"/>
          </chart:series>
          <chart:series chart:style-name="ch16" chart:values-cell-range-address="'Speed (add)'.B9:'Speed (add)'.Y9" chart:label-cell-address="'Speed (add)'.A9:'Speed (add)'.A9" chart:class="chart:bar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peed (add)'.B1:'Speed (add)'.Y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7500">
                <text:p>75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50000">
                <text:p>250000</text:p>
              </table:table-cell>
              <table:table-cell office:value-type="float" office:value="500000">
                <text:p>500000</text:p>
              </table:table-cell>
              <table:table-cell office:value-type="float" office:value="750000">
                <text:p>75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HashMap</text:p>
                <draw:g>
                  <svg:desc>'Speed (add)'.A2:'Speed (add)'.A2</svg:desc>
                </draw:g>
              </table:table-cell>
              <table:table-cell office:value-type="float" office:value="751">
                <text:p>751</text:p>
                <draw:g>
                  <svg:desc>'Speed (add)'.B2:'Speed (add)'.Y2</svg:desc>
                </draw:g>
              </table:table-cell>
              <table:table-cell office:value-type="float" office:value="1766">
                <text:p>1766</text:p>
              </table:table-cell>
              <table:table-cell office:value-type="float" office:value="2514">
                <text:p>2514</text:p>
              </table:table-cell>
              <table:table-cell office:value-type="float" office:value="7294">
                <text:p>7294</text:p>
              </table:table-cell>
              <table:table-cell office:value-type="float" office:value="8887">
                <text:p>8887</text:p>
              </table:table-cell>
              <table:table-cell office:value-type="float" office:value="8547">
                <text:p>8547</text:p>
              </table:table-cell>
              <table:table-cell office:value-type="float" office:value="11107">
                <text:p>11107</text:p>
              </table:table-cell>
              <table:table-cell office:value-type="float" office:value="28811">
                <text:p>28811</text:p>
              </table:table-cell>
              <table:table-cell office:value-type="float" office:value="42622">
                <text:p>42622</text:p>
              </table:table-cell>
              <table:table-cell office:value-type="float" office:value="41440">
                <text:p>41440</text:p>
              </table:table-cell>
              <table:table-cell office:value-type="float" office:value="74379">
                <text:p>74379</text:p>
              </table:table-cell>
              <table:table-cell office:value-type="float" office:value="129442">
                <text:p>129442</text:p>
              </table:table-cell>
              <table:table-cell office:value-type="float" office:value="160028">
                <text:p>160028</text:p>
              </table:table-cell>
              <table:table-cell office:value-type="float" office:value="339803">
                <text:p>339803</text:p>
              </table:table-cell>
              <table:table-cell office:value-type="float" office:value="146957">
                <text:p>146957</text:p>
              </table:table-cell>
              <table:table-cell office:value-type="float" office:value="1484739">
                <text:p>1484739</text:p>
              </table:table-cell>
              <table:table-cell office:value-type="float" office:value="3046644">
                <text:p>3046644</text:p>
              </table:table-cell>
              <table:table-cell office:value-type="float" office:value="5974798">
                <text:p>5974798</text:p>
              </table:table-cell>
              <table:table-cell office:value-type="float" office:value="12185851">
                <text:p>12185851</text:p>
              </table:table-cell>
              <table:table-cell office:value-type="float" office:value="13054183">
                <text:p>13054183</text:p>
              </table:table-cell>
              <table:table-cell office:value-type="float" office:value="18134167">
                <text:p>18134167</text:p>
              </table:table-cell>
              <table:table-cell office:value-type="float" office:value="39599175">
                <text:p>39599175</text:p>
              </table:table-cell>
              <table:table-cell office:value-type="float" office:value="50964523">
                <text:p>50964523</text:p>
              </table:table-cell>
              <table:table-cell office:value-type="float" office:value="139359089">
                <text:p>139359089</text:p>
              </table:table-cell>
            </table:table-row>
            <table:table-row>
              <table:table-cell office:value-type="string">
                <text:p>THashMap</text:p>
                <draw:g>
                  <svg:desc>'Speed (add)'.A3:'Speed (add)'.A3</svg:desc>
                </draw:g>
              </table:table-cell>
              <table:table-cell office:value-type="float" office:value="449">
                <text:p>449</text:p>
                <draw:g>
                  <svg:desc>'Speed (add)'.B3:'Speed (add)'.Y3</svg:desc>
                </draw:g>
              </table:table-cell>
              <table:table-cell office:value-type="float" office:value="2182">
                <text:p>2182</text:p>
              </table:table-cell>
              <table:table-cell office:value-type="float" office:value="2948">
                <text:p>2948</text:p>
              </table:table-cell>
              <table:table-cell office:value-type="float" office:value="11930">
                <text:p>11930</text:p>
              </table:table-cell>
              <table:table-cell office:value-type="float" office:value="10688">
                <text:p>10688</text:p>
              </table:table-cell>
              <table:table-cell office:value-type="float" office:value="8242">
                <text:p>8242</text:p>
              </table:table-cell>
              <table:table-cell office:value-type="float" office:value="13444">
                <text:p>13444</text:p>
              </table:table-cell>
              <table:table-cell office:value-type="float" office:value="32005">
                <text:p>32005</text:p>
              </table:table-cell>
              <table:table-cell office:value-type="float" office:value="40277">
                <text:p>40277</text:p>
              </table:table-cell>
              <table:table-cell office:value-type="float" office:value="19387">
                <text:p>19387</text:p>
              </table:table-cell>
              <table:table-cell office:value-type="float" office:value="33968">
                <text:p>33968</text:p>
              </table:table-cell>
              <table:table-cell office:value-type="float" office:value="69316">
                <text:p>69316</text:p>
              </table:table-cell>
              <table:table-cell office:value-type="float" office:value="137782">
                <text:p>137782</text:p>
              </table:table-cell>
              <table:table-cell office:value-type="float" office:value="252401">
                <text:p>252401</text:p>
              </table:table-cell>
              <table:table-cell office:value-type="float" office:value="281972">
                <text:p>281972</text:p>
              </table:table-cell>
              <table:table-cell office:value-type="float" office:value="1285055">
                <text:p>1285055</text:p>
              </table:table-cell>
              <table:table-cell office:value-type="float" office:value="2590465">
                <text:p>2590465</text:p>
              </table:table-cell>
              <table:table-cell office:value-type="float" office:value="8595869">
                <text:p>8595869</text:p>
              </table:table-cell>
              <table:table-cell office:value-type="float" office:value="17633237">
                <text:p>17633237</text:p>
              </table:table-cell>
              <table:table-cell office:value-type="float" office:value="20436314">
                <text:p>20436314</text:p>
              </table:table-cell>
              <table:table-cell office:value-type="float" office:value="35524533">
                <text:p>35524533</text:p>
              </table:table-cell>
              <table:table-cell office:value-type="float" office:value="74672511">
                <text:p>74672511</text:p>
              </table:table-cell>
              <table:table-cell office:value-type="float" office:value="87455282">
                <text:p>87455282</text:p>
              </table:table-cell>
              <table:table-cell office:value-type="float" office:value="165945496">
                <text:p>165945496</text:p>
              </table:table-cell>
            </table:table-row>
            <table:table-row>
              <table:table-cell office:value-type="string">
                <text:p>TreeMap</text:p>
                <draw:g>
                  <svg:desc>'Speed (add)'.A4:'Speed (add)'.A4</svg:desc>
                </draw:g>
              </table:table-cell>
              <table:table-cell office:value-type="float" office:value="807">
                <text:p>807</text:p>
                <draw:g>
                  <svg:desc>'Speed (add)'.B4:'Speed (add)'.Y4</svg:desc>
                </draw:g>
              </table:table-cell>
              <table:table-cell office:value-type="float" office:value="9601">
                <text:p>9601</text:p>
              </table:table-cell>
              <table:table-cell office:value-type="float" office:value="10884">
                <text:p>10884</text:p>
              </table:table-cell>
              <table:table-cell office:value-type="float" office:value="16937">
                <text:p>16937</text:p>
              </table:table-cell>
              <table:table-cell office:value-type="float" office:value="11451">
                <text:p>11451</text:p>
              </table:table-cell>
              <table:table-cell office:value-type="float" office:value="16329">
                <text:p>16329</text:p>
              </table:table-cell>
              <table:table-cell office:value-type="float" office:value="13218">
                <text:p>13218</text:p>
              </table:table-cell>
              <table:table-cell office:value-type="float" office:value="22272">
                <text:p>22272</text:p>
              </table:table-cell>
              <table:table-cell office:value-type="float" office:value="20773">
                <text:p>20773</text:p>
              </table:table-cell>
              <table:table-cell office:value-type="float" office:value="34097">
                <text:p>34097</text:p>
              </table:table-cell>
              <table:table-cell office:value-type="float" office:value="48391">
                <text:p>48391</text:p>
              </table:table-cell>
              <table:table-cell office:value-type="float" office:value="140761">
                <text:p>140761</text:p>
              </table:table-cell>
              <table:table-cell office:value-type="float" office:value="303221">
                <text:p>303221</text:p>
              </table:table-cell>
              <table:table-cell office:value-type="float" office:value="492261">
                <text:p>492261</text:p>
              </table:table-cell>
              <table:table-cell office:value-type="float" office:value="717124">
                <text:p>717124</text:p>
              </table:table-cell>
              <table:table-cell office:value-type="float" office:value="5924462">
                <text:p>5924462</text:p>
              </table:table-cell>
              <table:table-cell office:value-type="float" office:value="14398603">
                <text:p>14398603</text:p>
              </table:table-cell>
              <table:table-cell office:value-type="float" office:value="42806969">
                <text:p>42806969</text:p>
              </table:table-cell>
              <table:table-cell office:value-type="float" office:value="94463860">
                <text:p>94463860</text:p>
              </table:table-cell>
              <table:table-cell office:value-type="float" office:value="151262979">
                <text:p>151262979</text:p>
              </table:table-cell>
              <table:table-cell office:value-type="float" office:value="207841514">
                <text:p>207841514</text:p>
              </table:table-cell>
              <table:table-cell office:value-type="float" office:value="456228824">
                <text:p>456228824</text:p>
              </table:table-cell>
              <table:table-cell office:value-type="float" office:value="714884778">
                <text:p>714884778</text:p>
              </table:table-cell>
              <table:table-cell office:value-type="float" office:value="1253366221">
                <text:p>1253366221</text:p>
              </table:table-cell>
            </table:table-row>
            <table:table-row>
              <table:table-cell office:value-type="string">
                <text:p>HashSet</text:p>
                <draw:g>
                  <svg:desc>'Speed (add)'.A5:'Speed (add)'.A5</svg:desc>
                </draw:g>
              </table:table-cell>
              <table:table-cell office:value-type="float" office:value="132">
                <text:p>132</text:p>
                <draw:g>
                  <svg:desc>'Speed (add)'.B5:'Speed (add)'.Y5</svg:desc>
                </draw:g>
              </table:table-cell>
              <table:table-cell office:value-type="float" office:value="426">
                <text:p>426</text:p>
              </table:table-cell>
              <table:table-cell office:value-type="float" office:value="419">
                <text:p>419</text:p>
              </table:table-cell>
              <table:table-cell office:value-type="float" office:value="1857">
                <text:p>1857</text:p>
              </table:table-cell>
              <table:table-cell office:value-type="float" office:value="3179">
                <text:p>3179</text:p>
              </table:table-cell>
              <table:table-cell office:value-type="float" office:value="3632">
                <text:p>3632</text:p>
              </table:table-cell>
              <table:table-cell office:value-type="float" office:value="3171">
                <text:p>3171</text:p>
              </table:table-cell>
              <table:table-cell office:value-type="float" office:value="7173">
                <text:p>7173</text:p>
              </table:table-cell>
              <table:table-cell office:value-type="float" office:value="13188">
                <text:p>13188</text:p>
              </table:table-cell>
              <table:table-cell office:value-type="float" office:value="19157">
                <text:p>19157</text:p>
              </table:table-cell>
              <table:table-cell office:value-type="float" office:value="23265">
                <text:p>23265</text:p>
              </table:table-cell>
              <table:table-cell office:value-type="float" office:value="60145">
                <text:p>60145</text:p>
              </table:table-cell>
              <table:table-cell office:value-type="float" office:value="70814">
                <text:p>70814</text:p>
              </table:table-cell>
              <table:table-cell office:value-type="float" office:value="82609">
                <text:p>82609</text:p>
              </table:table-cell>
              <table:table-cell office:value-type="float" office:value="101952">
                <text:p>101952</text:p>
              </table:table-cell>
              <table:table-cell office:value-type="float" office:value="796419">
                <text:p>796419</text:p>
              </table:table-cell>
              <table:table-cell office:value-type="float" office:value="1605520">
                <text:p>1605520</text:p>
              </table:table-cell>
              <table:table-cell office:value-type="float" office:value="3455427">
                <text:p>3455427</text:p>
              </table:table-cell>
              <table:table-cell office:value-type="float" office:value="7116457">
                <text:p>7116457</text:p>
              </table:table-cell>
              <table:table-cell office:value-type="float" office:value="8895598">
                <text:p>8895598</text:p>
              </table:table-cell>
              <table:table-cell office:value-type="float" office:value="14322438">
                <text:p>14322438</text:p>
              </table:table-cell>
              <table:table-cell office:value-type="float" office:value="29802128">
                <text:p>29802128</text:p>
              </table:table-cell>
              <table:table-cell office:value-type="float" office:value="37826185">
                <text:p>37826185</text:p>
              </table:table-cell>
              <table:table-cell office:value-type="float" office:value="76829395">
                <text:p>76829395</text:p>
              </table:table-cell>
            </table:table-row>
            <table:table-row>
              <table:table-cell office:value-type="string">
                <text:p>THashSet</text:p>
                <draw:g>
                  <svg:desc>'Speed (add)'.A6:'Speed (add)'.A6</svg:desc>
                </draw:g>
              </table:table-cell>
              <table:table-cell office:value-type="float" office:value="1604">
                <text:p>1604</text:p>
                <draw:g>
                  <svg:desc>'Speed (add)'.B6:'Speed (add)'.Y6</svg:desc>
                </draw:g>
              </table:table-cell>
              <table:table-cell office:value-type="float" office:value="913">
                <text:p>913</text:p>
              </table:table-cell>
              <table:table-cell office:value-type="float" office:value="1880">
                <text:p>1880</text:p>
              </table:table-cell>
              <table:table-cell office:value-type="float" office:value="9261">
                <text:p>9261</text:p>
              </table:table-cell>
              <table:table-cell office:value-type="float" office:value="6679">
                <text:p>6679</text:p>
              </table:table-cell>
              <table:table-cell office:value-type="float" office:value="8687">
                <text:p>8687</text:p>
              </table:table-cell>
              <table:table-cell office:value-type="float" office:value="12474">
                <text:p>12474</text:p>
              </table:table-cell>
              <table:table-cell office:value-type="float" office:value="28539">
                <text:p>28539</text:p>
              </table:table-cell>
              <table:table-cell office:value-type="float" office:value="73465">
                <text:p>73465</text:p>
              </table:table-cell>
              <table:table-cell office:value-type="float" office:value="20433">
                <text:p>20433</text:p>
              </table:table-cell>
              <table:table-cell office:value-type="float" office:value="29559">
                <text:p>29559</text:p>
              </table:table-cell>
              <table:table-cell office:value-type="float" office:value="47742">
                <text:p>47742</text:p>
              </table:table-cell>
              <table:table-cell office:value-type="float" office:value="98440">
                <text:p>98440</text:p>
              </table:table-cell>
              <table:table-cell office:value-type="float" office:value="175640">
                <text:p>175640</text:p>
              </table:table-cell>
              <table:table-cell office:value-type="float" office:value="196360">
                <text:p>196360</text:p>
              </table:table-cell>
              <table:table-cell office:value-type="float" office:value="873184">
                <text:p>873184</text:p>
              </table:table-cell>
              <table:table-cell office:value-type="float" office:value="1737654">
                <text:p>1737654</text:p>
              </table:table-cell>
              <table:table-cell office:value-type="float" office:value="6062739">
                <text:p>6062739</text:p>
              </table:table-cell>
              <table:table-cell office:value-type="float" office:value="12355578">
                <text:p>12355578</text:p>
              </table:table-cell>
              <table:table-cell office:value-type="float" office:value="14166736">
                <text:p>14166736</text:p>
              </table:table-cell>
              <table:table-cell office:value-type="float" office:value="24804071">
                <text:p>24804071</text:p>
              </table:table-cell>
              <table:table-cell office:value-type="float" office:value="50197259">
                <text:p>50197259</text:p>
              </table:table-cell>
              <table:table-cell office:value-type="float" office:value="57523118">
                <text:p>57523118</text:p>
              </table:table-cell>
              <table:table-cell office:value-type="float" office:value="108624756">
                <text:p>108624756</text:p>
              </table:table-cell>
            </table:table-row>
            <table:table-row>
              <table:table-cell office:value-type="string">
                <text:p>ArrayList</text:p>
                <draw:g>
                  <svg:desc>'Speed (add)'.A7:'Speed (add)'.A7</svg:desc>
                </draw:g>
              </table:table-cell>
              <table:table-cell office:value-type="float" office:value="426">
                <text:p>426</text:p>
                <draw:g>
                  <svg:desc>'Speed (add)'.B7:'Speed (add)'.Y7</svg:desc>
                </draw:g>
              </table:table-cell>
              <table:table-cell office:value-type="float" office:value="887">
                <text:p>887</text:p>
              </table:table-cell>
              <table:table-cell office:value-type="float" office:value="596">
                <text:p>596</text:p>
              </table:table-cell>
              <table:table-cell office:value-type="float" office:value="2465">
                <text:p>2465</text:p>
              </table:table-cell>
              <table:table-cell office:value-type="float" office:value="2250">
                <text:p>2250</text:p>
              </table:table-cell>
              <table:table-cell office:value-type="float" office:value="2242">
                <text:p>2242</text:p>
              </table:table-cell>
              <table:table-cell office:value-type="float" office:value="2476">
                <text:p>2476</text:p>
              </table:table-cell>
              <table:table-cell office:value-type="float" office:value="6437">
                <text:p>6437</text:p>
              </table:table-cell>
              <table:table-cell office:value-type="float" office:value="11277">
                <text:p>11277</text:p>
              </table:table-cell>
              <table:table-cell office:value-type="float" office:value="5063">
                <text:p>5063</text:p>
              </table:table-cell>
              <table:table-cell office:value-type="float" office:value="7015">
                <text:p>7015</text:p>
              </table:table-cell>
              <table:table-cell office:value-type="float" office:value="18058">
                <text:p>18058</text:p>
              </table:table-cell>
              <table:table-cell office:value-type="float" office:value="36423">
                <text:p>36423</text:p>
              </table:table-cell>
              <table:table-cell office:value-type="float" office:value="52922">
                <text:p>52922</text:p>
              </table:table-cell>
              <table:table-cell office:value-type="float" office:value="73102">
                <text:p>73102</text:p>
              </table:table-cell>
              <table:table-cell office:value-type="float" office:value="383430">
                <text:p>383430</text:p>
              </table:table-cell>
              <table:table-cell office:value-type="float" office:value="714111">
                <text:p>714111</text:p>
              </table:table-cell>
              <table:table-cell office:value-type="float" office:value="2029001">
                <text:p>2029001</text:p>
              </table:table-cell>
              <table:table-cell office:value-type="float" office:value="3749772">
                <text:p>3749772</text:p>
              </table:table-cell>
              <table:table-cell office:value-type="float" office:value="5700887">
                <text:p>5700887</text:p>
              </table:table-cell>
              <table:table-cell office:value-type="float" office:value="7993629">
                <text:p>7993629</text:p>
              </table:table-cell>
              <table:table-cell office:value-type="float" office:value="17215785">
                <text:p>17215785</text:p>
              </table:table-cell>
              <table:table-cell office:value-type="float" office:value="25826044">
                <text:p>25826044</text:p>
              </table:table-cell>
              <table:table-cell office:value-type="float" office:value="43645241">
                <text:p>43645241</text:p>
              </table:table-cell>
            </table:table-row>
            <table:table-row>
              <table:table-cell office:value-type="string">
                <text:p>ArrayDeque</text:p>
                <draw:g>
                  <svg:desc>'Speed (add)'.A8:'Speed (add)'.A8</svg:desc>
                </draw:g>
              </table:table-cell>
              <table:table-cell office:value-type="float" office:value="135">
                <text:p>135</text:p>
                <draw:g>
                  <svg:desc>'Speed (add)'.B8:'Speed (add)'.Y8</svg:desc>
                </draw:g>
              </table:table-cell>
              <table:table-cell office:value-type="float" office:value="441">
                <text:p>441</text:p>
              </table:table-cell>
              <table:table-cell office:value-type="float" office:value="1438">
                <text:p>1438</text:p>
              </table:table-cell>
              <table:table-cell office:value-type="float" office:value="1759">
                <text:p>1759</text:p>
              </table:table-cell>
              <table:table-cell office:value-type="float" office:value="1906">
                <text:p>1906</text:p>
              </table:table-cell>
              <table:table-cell office:value-type="float" office:value="1785">
                <text:p>1785</text:p>
              </table:table-cell>
              <table:table-cell office:value-type="float" office:value="3530">
                <text:p>3530</text:p>
              </table:table-cell>
              <table:table-cell office:value-type="float" office:value="3190">
                <text:p>3190</text:p>
              </table:table-cell>
              <table:table-cell office:value-type="float" office:value="6467">
                <text:p>6467</text:p>
              </table:table-cell>
              <table:table-cell office:value-type="float" office:value="8566">
                <text:p>8566</text:p>
              </table:table-cell>
              <table:table-cell office:value-type="float" office:value="7147">
                <text:p>7147</text:p>
              </table:table-cell>
              <table:table-cell office:value-type="float" office:value="18122">
                <text:p>18122</text:p>
              </table:table-cell>
              <table:table-cell office:value-type="float" office:value="31937">
                <text:p>31937</text:p>
              </table:table-cell>
              <table:table-cell office:value-type="float" office:value="47092">
                <text:p>47092</text:p>
              </table:table-cell>
              <table:table-cell office:value-type="float" office:value="66793">
                <text:p>66793</text:p>
              </table:table-cell>
              <table:table-cell office:value-type="float" office:value="323273">
                <text:p>323273</text:p>
              </table:table-cell>
              <table:table-cell office:value-type="float" office:value="652795">
                <text:p>652795</text:p>
              </table:table-cell>
              <table:table-cell office:value-type="float" office:value="1617568">
                <text:p>1617568</text:p>
              </table:table-cell>
              <table:table-cell office:value-type="float" office:value="3343382">
                <text:p>3343382</text:p>
              </table:table-cell>
              <table:table-cell office:value-type="float" office:value="5122244">
                <text:p>5122244</text:p>
              </table:table-cell>
              <table:table-cell office:value-type="float" office:value="6476623">
                <text:p>6476623</text:p>
              </table:table-cell>
              <table:table-cell office:value-type="float" office:value="13589464">
                <text:p>13589464</text:p>
              </table:table-cell>
              <table:table-cell office:value-type="float" office:value="21809911">
                <text:p>21809911</text:p>
              </table:table-cell>
              <table:table-cell office:value-type="float" office:value="37317749">
                <text:p>37317749</text:p>
              </table:table-cell>
            </table:table-row>
            <table:table-row>
              <table:table-cell office:value-type="string">
                <text:p>Vector</text:p>
                <draw:g>
                  <svg:desc>'Speed (add)'.A9:'Speed (add)'.A9</svg:desc>
                </draw:g>
              </table:table-cell>
              <table:table-cell office:value-type="float" office:value="185">
                <text:p>185</text:p>
                <draw:g>
                  <svg:desc>'Speed (add)'.B9:'Speed (add)'.Y9</svg:desc>
                </draw:g>
              </table:table-cell>
              <table:table-cell office:value-type="float" office:value="630">
                <text:p>630</text:p>
              </table:table-cell>
              <table:table-cell office:value-type="float" office:value="1189">
                <text:p>1189</text:p>
              </table:table-cell>
              <table:table-cell office:value-type="float" office:value="2340">
                <text:p>2340</text:p>
              </table:table-cell>
              <table:table-cell office:value-type="float" office:value="1615">
                <text:p>1615</text:p>
              </table:table-cell>
              <table:table-cell office:value-type="float" office:value="1279">
                <text:p>1279</text:p>
              </table:table-cell>
              <table:table-cell office:value-type="float" office:value="1657">
                <text:p>1657</text:p>
              </table:table-cell>
              <table:table-cell office:value-type="float" office:value="3609">
                <text:p>3609</text:p>
              </table:table-cell>
              <table:table-cell office:value-type="float" office:value="6837">
                <text:p>6837</text:p>
              </table:table-cell>
              <table:table-cell office:value-type="float" office:value="10027">
                <text:p>10027</text:p>
              </table:table-cell>
              <table:table-cell office:value-type="float" office:value="9703">
                <text:p>9703</text:p>
              </table:table-cell>
              <table:table-cell office:value-type="float" office:value="21989">
                <text:p>21989</text:p>
              </table:table-cell>
              <table:table-cell office:value-type="float" office:value="39749">
                <text:p>39749</text:p>
              </table:table-cell>
              <table:table-cell office:value-type="float" office:value="60768">
                <text:p>60768</text:p>
              </table:table-cell>
              <table:table-cell office:value-type="float" office:value="79007">
                <text:p>79007</text:p>
              </table:table-cell>
              <table:table-cell office:value-type="float" office:value="424036">
                <text:p>424036</text:p>
              </table:table-cell>
              <table:table-cell office:value-type="float" office:value="848563">
                <text:p>848563</text:p>
              </table:table-cell>
              <table:table-cell office:value-type="float" office:value="2188490">
                <text:p>2188490</text:p>
              </table:table-cell>
              <table:table-cell office:value-type="float" office:value="4351079">
                <text:p>4351079</text:p>
              </table:table-cell>
              <table:table-cell office:value-type="float" office:value="6955681">
                <text:p>6955681</text:p>
              </table:table-cell>
              <table:table-cell office:value-type="float" office:value="8631930">
                <text:p>8631930</text:p>
              </table:table-cell>
              <table:table-cell office:value-type="float" office:value="17872092">
                <text:p>17872092</text:p>
              </table:table-cell>
              <table:table-cell office:value-type="float" office:value="28985865">
                <text:p>28985865</text:p>
              </table:table-cell>
              <table:table-cell office:value-type="float" office:value="44030185">
                <text:p>44030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6.466cm" svg:height="9cm" xlink:href=".." xlink:type="simple" chart:class="chart:bar" chart:style-name="ch1">
        <chart:legend chart:legend-position="end" svg:x="43.912cm" svg:y="2.458cm" style:legend-expansion="high" chart:style-name="ch2"/>
        <chart:plot-area chart:style-name="ch3" table:cell-range-address="'Speed (add)'.A1:'Speed (add)'.H9" chart:data-source-has-labels="both" svg:x="1.94cm" svg:y="0.18cm" svg:width="41.043cm" svg:height="7.659cm">
          <chartooo:coordinate-region svg:x="3.117cm" svg:y="0.379cm" svg:width="39.866cm" svg:height="6.813cm"/>
          <chart:axis chart:dimension="x" chart:name="primary-x" chart:style-name="ch4" chartooo:axis-type="auto">
            <chartooo:date-scale/>
            <chart:title svg:x="21.2cm" svg:y="8.019cm" chart:style-name="ch5">
              <text:p>Elements added</text:p>
            </chart:title>
            <chart:categories table:cell-range-address="'Speed (add)'.B1:'Speed (add)'.H1"/>
          </chart:axis>
          <chart:axis chart:dimension="y" chart:name="primary-y" chart:style-name="ch6">
            <chart:title svg:x="0.451cm" svg:y="4.251cm" chart:style-name="ch7">
              <text:p>ns</text:p>
            </chart:title>
            <chart:grid chart:style-name="ch8" chart:class="major"/>
          </chart:axis>
          <chart:series chart:style-name="ch9" chart:values-cell-range-address="'Speed (add)'.B2:'Speed (add)'.H2" chart:label-cell-address="'Speed (add)'.A2:'Speed (add)'.A2" chart:class="chart:bar">
            <chart:data-point chart:repeated="7"/>
          </chart:series>
          <chart:series chart:style-name="ch10" chart:values-cell-range-address="'Speed (add)'.B3:'Speed (add)'.H3" chart:label-cell-address="'Speed (add)'.A3:'Speed (add)'.A3" chart:class="chart:bar">
            <chart:data-point chart:repeated="7"/>
          </chart:series>
          <chart:series chart:style-name="ch11" chart:values-cell-range-address="'Speed (add)'.B4:'Speed (add)'.H4" chart:label-cell-address="'Speed (add)'.A4:'Speed (add)'.A4" chart:class="chart:bar">
            <chart:data-point chart:repeated="7"/>
          </chart:series>
          <chart:series chart:style-name="ch12" chart:values-cell-range-address="'Speed (add)'.B5:'Speed (add)'.H5" chart:label-cell-address="'Speed (add)'.A5:'Speed (add)'.A5" chart:class="chart:bar">
            <chart:data-point chart:repeated="7"/>
          </chart:series>
          <chart:series chart:style-name="ch13" chart:values-cell-range-address="'Speed (add)'.B6:'Speed (add)'.H6" chart:label-cell-address="'Speed (add)'.A6:'Speed (add)'.A6" chart:class="chart:bar">
            <chart:data-point chart:repeated="7"/>
          </chart:series>
          <chart:series chart:style-name="ch14" chart:values-cell-range-address="'Speed (add)'.B7:'Speed (add)'.H7" chart:label-cell-address="'Speed (add)'.A7:'Speed (add)'.A7" chart:class="chart:bar">
            <chart:data-point chart:repeated="7"/>
          </chart:series>
          <chart:series chart:style-name="ch15" chart:values-cell-range-address="'Speed (add)'.B8:'Speed (add)'.H8" chart:label-cell-address="'Speed (add)'.A8:'Speed (add)'.A8" chart:class="chart:bar">
            <chart:data-point chart:repeated="7"/>
          </chart:series>
          <chart:series chart:style-name="ch16" chart:values-cell-range-address="'Speed (add)'.B9:'Speed (add)'.H9" chart:label-cell-address="'Speed (add)'.A9:'Speed (add)'.A9" chart:class="chart:ba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peed (add)'.B1:'Speed (add)'.H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HashMap</text:p>
                <draw:g>
                  <svg:desc>'Speed (add)'.A2:'Speed (add)'.A2</svg:desc>
                </draw:g>
              </table:table-cell>
              <table:table-cell office:value-type="float" office:value="751">
                <text:p>751</text:p>
                <draw:g>
                  <svg:desc>'Speed (add)'.B2:'Speed (add)'.H2</svg:desc>
                </draw:g>
              </table:table-cell>
              <table:table-cell office:value-type="float" office:value="1766">
                <text:p>1766</text:p>
              </table:table-cell>
              <table:table-cell office:value-type="float" office:value="2514">
                <text:p>2514</text:p>
              </table:table-cell>
              <table:table-cell office:value-type="float" office:value="7294">
                <text:p>7294</text:p>
              </table:table-cell>
              <table:table-cell office:value-type="float" office:value="8887">
                <text:p>8887</text:p>
              </table:table-cell>
              <table:table-cell office:value-type="float" office:value="8547">
                <text:p>8547</text:p>
              </table:table-cell>
              <table:table-cell office:value-type="float" office:value="11107">
                <text:p>11107</text:p>
              </table:table-cell>
            </table:table-row>
            <table:table-row>
              <table:table-cell office:value-type="string">
                <text:p>THashMap</text:p>
                <draw:g>
                  <svg:desc>'Speed (add)'.A3:'Speed (add)'.A3</svg:desc>
                </draw:g>
              </table:table-cell>
              <table:table-cell office:value-type="float" office:value="449">
                <text:p>449</text:p>
                <draw:g>
                  <svg:desc>'Speed (add)'.B3:'Speed (add)'.H3</svg:desc>
                </draw:g>
              </table:table-cell>
              <table:table-cell office:value-type="float" office:value="2182">
                <text:p>2182</text:p>
              </table:table-cell>
              <table:table-cell office:value-type="float" office:value="2948">
                <text:p>2948</text:p>
              </table:table-cell>
              <table:table-cell office:value-type="float" office:value="11930">
                <text:p>11930</text:p>
              </table:table-cell>
              <table:table-cell office:value-type="float" office:value="10688">
                <text:p>10688</text:p>
              </table:table-cell>
              <table:table-cell office:value-type="float" office:value="8242">
                <text:p>8242</text:p>
              </table:table-cell>
              <table:table-cell office:value-type="float" office:value="13444">
                <text:p>13444</text:p>
              </table:table-cell>
            </table:table-row>
            <table:table-row>
              <table:table-cell office:value-type="string">
                <text:p>TreeMap</text:p>
                <draw:g>
                  <svg:desc>'Speed (add)'.A4:'Speed (add)'.A4</svg:desc>
                </draw:g>
              </table:table-cell>
              <table:table-cell office:value-type="float" office:value="807">
                <text:p>807</text:p>
                <draw:g>
                  <svg:desc>'Speed (add)'.B4:'Speed (add)'.H4</svg:desc>
                </draw:g>
              </table:table-cell>
              <table:table-cell office:value-type="float" office:value="9601">
                <text:p>9601</text:p>
              </table:table-cell>
              <table:table-cell office:value-type="float" office:value="10884">
                <text:p>10884</text:p>
              </table:table-cell>
              <table:table-cell office:value-type="float" office:value="16937">
                <text:p>16937</text:p>
              </table:table-cell>
              <table:table-cell office:value-type="float" office:value="11451">
                <text:p>11451</text:p>
              </table:table-cell>
              <table:table-cell office:value-type="float" office:value="16329">
                <text:p>16329</text:p>
              </table:table-cell>
              <table:table-cell office:value-type="float" office:value="13218">
                <text:p>13218</text:p>
              </table:table-cell>
            </table:table-row>
            <table:table-row>
              <table:table-cell office:value-type="string">
                <text:p>HashSet</text:p>
                <draw:g>
                  <svg:desc>'Speed (add)'.A5:'Speed (add)'.A5</svg:desc>
                </draw:g>
              </table:table-cell>
              <table:table-cell office:value-type="float" office:value="132">
                <text:p>132</text:p>
                <draw:g>
                  <svg:desc>'Speed (add)'.B5:'Speed (add)'.H5</svg:desc>
                </draw:g>
              </table:table-cell>
              <table:table-cell office:value-type="float" office:value="426">
                <text:p>426</text:p>
              </table:table-cell>
              <table:table-cell office:value-type="float" office:value="419">
                <text:p>419</text:p>
              </table:table-cell>
              <table:table-cell office:value-type="float" office:value="1857">
                <text:p>1857</text:p>
              </table:table-cell>
              <table:table-cell office:value-type="float" office:value="3179">
                <text:p>3179</text:p>
              </table:table-cell>
              <table:table-cell office:value-type="float" office:value="3632">
                <text:p>3632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THashSet</text:p>
                <draw:g>
                  <svg:desc>'Speed (add)'.A6:'Speed (add)'.A6</svg:desc>
                </draw:g>
              </table:table-cell>
              <table:table-cell office:value-type="float" office:value="1604">
                <text:p>1604</text:p>
                <draw:g>
                  <svg:desc>'Speed (add)'.B6:'Speed (add)'.H6</svg:desc>
                </draw:g>
              </table:table-cell>
              <table:table-cell office:value-type="float" office:value="913">
                <text:p>913</text:p>
              </table:table-cell>
              <table:table-cell office:value-type="float" office:value="1880">
                <text:p>1880</text:p>
              </table:table-cell>
              <table:table-cell office:value-type="float" office:value="9261">
                <text:p>9261</text:p>
              </table:table-cell>
              <table:table-cell office:value-type="float" office:value="6679">
                <text:p>6679</text:p>
              </table:table-cell>
              <table:table-cell office:value-type="float" office:value="8687">
                <text:p>8687</text:p>
              </table:table-cell>
              <table:table-cell office:value-type="float" office:value="12474">
                <text:p>12474</text:p>
              </table:table-cell>
            </table:table-row>
            <table:table-row>
              <table:table-cell office:value-type="string">
                <text:p>ArrayList</text:p>
                <draw:g>
                  <svg:desc>'Speed (add)'.A7:'Speed (add)'.A7</svg:desc>
                </draw:g>
              </table:table-cell>
              <table:table-cell office:value-type="float" office:value="426">
                <text:p>426</text:p>
                <draw:g>
                  <svg:desc>'Speed (add)'.B7:'Speed (add)'.H7</svg:desc>
                </draw:g>
              </table:table-cell>
              <table:table-cell office:value-type="float" office:value="887">
                <text:p>887</text:p>
              </table:table-cell>
              <table:table-cell office:value-type="float" office:value="596">
                <text:p>596</text:p>
              </table:table-cell>
              <table:table-cell office:value-type="float" office:value="2465">
                <text:p>2465</text:p>
              </table:table-cell>
              <table:table-cell office:value-type="float" office:value="2250">
                <text:p>2250</text:p>
              </table:table-cell>
              <table:table-cell office:value-type="float" office:value="2242">
                <text:p>2242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ArrayDeque</text:p>
                <draw:g>
                  <svg:desc>'Speed (add)'.A8:'Speed (add)'.A8</svg:desc>
                </draw:g>
              </table:table-cell>
              <table:table-cell office:value-type="float" office:value="135">
                <text:p>135</text:p>
                <draw:g>
                  <svg:desc>'Speed (add)'.B8:'Speed (add)'.H8</svg:desc>
                </draw:g>
              </table:table-cell>
              <table:table-cell office:value-type="float" office:value="441">
                <text:p>441</text:p>
              </table:table-cell>
              <table:table-cell office:value-type="float" office:value="1438">
                <text:p>1438</text:p>
              </table:table-cell>
              <table:table-cell office:value-type="float" office:value="1759">
                <text:p>1759</text:p>
              </table:table-cell>
              <table:table-cell office:value-type="float" office:value="1906">
                <text:p>1906</text:p>
              </table:table-cell>
              <table:table-cell office:value-type="float" office:value="1785">
                <text:p>1785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Vector</text:p>
                <draw:g>
                  <svg:desc>'Speed (add)'.A9:'Speed (add)'.A9</svg:desc>
                </draw:g>
              </table:table-cell>
              <table:table-cell office:value-type="float" office:value="185">
                <text:p>185</text:p>
                <draw:g>
                  <svg:desc>'Speed (add)'.B9:'Speed (add)'.H9</svg:desc>
                </draw:g>
              </table:table-cell>
              <table:table-cell office:value-type="float" office:value="630">
                <text:p>630</text:p>
              </table:table-cell>
              <table:table-cell office:value-type="float" office:value="1189">
                <text:p>1189</text:p>
              </table:table-cell>
              <table:table-cell office:value-type="float" office:value="2340">
                <text:p>2340</text:p>
              </table:table-cell>
              <table:table-cell office:value-type="float" office:value="1615">
                <text:p>1615</text:p>
              </table:table-cell>
              <table:table-cell office:value-type="float" office:value="1279">
                <text:p>1279</text:p>
              </table:table-cell>
              <table:table-cell office:value-type="float" office:value="1657">
                <text:p>16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6.41cm" svg:height="8.984cm" xlink:href=".." xlink:type="simple" chart:class="chart:bar" chart:style-name="ch1">
        <chart:legend chart:legend-position="end" svg:x="43.856cm" svg:y="2.45cm" style:legend-expansion="high" chart:style-name="ch2"/>
        <chart:plot-area chart:style-name="ch3" table:cell-range-address="'Speed (add)'.A1:'Speed (add)'.A9 'Speed (add)'.H1:'Speed (add)'.P9" chart:data-source-has-labels="both" svg:x="1.939cm" svg:y="0.179cm" svg:width="40.989cm" svg:height="7.645cm">
          <chartooo:coordinate-region svg:x="3.301cm" svg:y="0.378cm" svg:width="39.627cm" svg:height="6.799cm"/>
          <chart:axis chart:dimension="x" chart:name="primary-x" chart:style-name="ch4" chartooo:axis-type="auto">
            <chartooo:date-scale/>
            <chart:title svg:x="21.172cm" svg:y="8.003cm" chart:style-name="ch5">
              <text:p>Elements added</text:p>
            </chart:title>
            <chart:categories table:cell-range-address="'Speed (add)'.H1:'Speed (add)'.P1"/>
          </chart:axis>
          <chart:axis chart:dimension="y" chart:name="primary-y" chart:style-name="ch6">
            <chart:title svg:x="0.451cm" svg:y="4.243cm" chart:style-name="ch7">
              <text:p>ns</text:p>
            </chart:title>
            <chart:grid chart:style-name="ch8" chart:class="major"/>
          </chart:axis>
          <chart:series chart:style-name="ch9" chart:values-cell-range-address="'Speed (add)'.H2:'Speed (add)'.P2" chart:label-cell-address="'Speed (add)'.A2:'Speed (add)'.A2" chart:class="chart:bar">
            <chart:data-point chart:repeated="9"/>
          </chart:series>
          <chart:series chart:style-name="ch10" chart:values-cell-range-address="'Speed (add)'.H3:'Speed (add)'.P3" chart:label-cell-address="'Speed (add)'.A3:'Speed (add)'.A3" chart:class="chart:bar">
            <chart:data-point chart:repeated="9"/>
          </chart:series>
          <chart:series chart:style-name="ch11" chart:values-cell-range-address="'Speed (add)'.H4:'Speed (add)'.P4" chart:label-cell-address="'Speed (add)'.A4:'Speed (add)'.A4" chart:class="chart:bar">
            <chart:data-point chart:repeated="9"/>
          </chart:series>
          <chart:series chart:style-name="ch12" chart:values-cell-range-address="'Speed (add)'.H5:'Speed (add)'.P5" chart:label-cell-address="'Speed (add)'.A5:'Speed (add)'.A5" chart:class="chart:bar">
            <chart:data-point chart:repeated="9"/>
          </chart:series>
          <chart:series chart:style-name="ch13" chart:values-cell-range-address="'Speed (add)'.H6:'Speed (add)'.P6" chart:label-cell-address="'Speed (add)'.A6:'Speed (add)'.A6" chart:class="chart:bar">
            <chart:data-point chart:repeated="9"/>
          </chart:series>
          <chart:series chart:style-name="ch14" chart:values-cell-range-address="'Speed (add)'.H7:'Speed (add)'.P7" chart:label-cell-address="'Speed (add)'.A7:'Speed (add)'.A7" chart:class="chart:bar">
            <chart:data-point chart:repeated="9"/>
          </chart:series>
          <chart:series chart:style-name="ch15" chart:values-cell-range-address="'Speed (add)'.H8:'Speed (add)'.P8" chart:label-cell-address="'Speed (add)'.A8:'Speed (add)'.A8" chart:class="chart:bar">
            <chart:data-point chart:repeated="9"/>
          </chart:series>
          <chart:series chart:style-name="ch16" chart:values-cell-range-address="'Speed (add)'.H9:'Speed (add)'.P9" chart:label-cell-address="'Speed (add)'.A9:'Speed (add)'.A9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Speed (add)'.H1:'Speed (add)'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7500">
                <text:p>75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HashMap</text:p>
                <draw:g>
                  <svg:desc>'Speed (add)'.A2:'Speed (add)'.A2</svg:desc>
                </draw:g>
              </table:table-cell>
              <table:table-cell office:value-type="float" office:value="11107">
                <text:p>11107</text:p>
                <draw:g>
                  <svg:desc>'Speed (add)'.H2:'Speed (add)'.P2</svg:desc>
                </draw:g>
              </table:table-cell>
              <table:table-cell office:value-type="float" office:value="28811">
                <text:p>28811</text:p>
              </table:table-cell>
              <table:table-cell office:value-type="float" office:value="42622">
                <text:p>42622</text:p>
              </table:table-cell>
              <table:table-cell office:value-type="float" office:value="41440">
                <text:p>41440</text:p>
              </table:table-cell>
              <table:table-cell office:value-type="float" office:value="74379">
                <text:p>74379</text:p>
              </table:table-cell>
              <table:table-cell office:value-type="float" office:value="129442">
                <text:p>129442</text:p>
              </table:table-cell>
              <table:table-cell office:value-type="float" office:value="160028">
                <text:p>160028</text:p>
              </table:table-cell>
              <table:table-cell office:value-type="float" office:value="339803">
                <text:p>339803</text:p>
              </table:table-cell>
              <table:table-cell office:value-type="float" office:value="146957">
                <text:p>146957</text:p>
              </table:table-cell>
            </table:table-row>
            <table:table-row>
              <table:table-cell office:value-type="string">
                <text:p>THashMap</text:p>
                <draw:g>
                  <svg:desc>'Speed (add)'.A3:'Speed (add)'.A3</svg:desc>
                </draw:g>
              </table:table-cell>
              <table:table-cell office:value-type="float" office:value="13444">
                <text:p>13444</text:p>
                <draw:g>
                  <svg:desc>'Speed (add)'.H3:'Speed (add)'.P3</svg:desc>
                </draw:g>
              </table:table-cell>
              <table:table-cell office:value-type="float" office:value="32005">
                <text:p>32005</text:p>
              </table:table-cell>
              <table:table-cell office:value-type="float" office:value="40277">
                <text:p>40277</text:p>
              </table:table-cell>
              <table:table-cell office:value-type="float" office:value="19387">
                <text:p>19387</text:p>
              </table:table-cell>
              <table:table-cell office:value-type="float" office:value="33968">
                <text:p>33968</text:p>
              </table:table-cell>
              <table:table-cell office:value-type="float" office:value="69316">
                <text:p>69316</text:p>
              </table:table-cell>
              <table:table-cell office:value-type="float" office:value="137782">
                <text:p>137782</text:p>
              </table:table-cell>
              <table:table-cell office:value-type="float" office:value="252401">
                <text:p>252401</text:p>
              </table:table-cell>
              <table:table-cell office:value-type="float" office:value="281972">
                <text:p>281972</text:p>
              </table:table-cell>
            </table:table-row>
            <table:table-row>
              <table:table-cell office:value-type="string">
                <text:p>TreeMap</text:p>
                <draw:g>
                  <svg:desc>'Speed (add)'.A4:'Speed (add)'.A4</svg:desc>
                </draw:g>
              </table:table-cell>
              <table:table-cell office:value-type="float" office:value="13218">
                <text:p>13218</text:p>
                <draw:g>
                  <svg:desc>'Speed (add)'.H4:'Speed (add)'.P4</svg:desc>
                </draw:g>
              </table:table-cell>
              <table:table-cell office:value-type="float" office:value="22272">
                <text:p>22272</text:p>
              </table:table-cell>
              <table:table-cell office:value-type="float" office:value="20773">
                <text:p>20773</text:p>
              </table:table-cell>
              <table:table-cell office:value-type="float" office:value="34097">
                <text:p>34097</text:p>
              </table:table-cell>
              <table:table-cell office:value-type="float" office:value="48391">
                <text:p>48391</text:p>
              </table:table-cell>
              <table:table-cell office:value-type="float" office:value="140761">
                <text:p>140761</text:p>
              </table:table-cell>
              <table:table-cell office:value-type="float" office:value="303221">
                <text:p>303221</text:p>
              </table:table-cell>
              <table:table-cell office:value-type="float" office:value="492261">
                <text:p>492261</text:p>
              </table:table-cell>
              <table:table-cell office:value-type="float" office:value="717124">
                <text:p>717124</text:p>
              </table:table-cell>
            </table:table-row>
            <table:table-row>
              <table:table-cell office:value-type="string">
                <text:p>HashSet</text:p>
                <draw:g>
                  <svg:desc>'Speed (add)'.A5:'Speed (add)'.A5</svg:desc>
                </draw:g>
              </table:table-cell>
              <table:table-cell office:value-type="float" office:value="3171">
                <text:p>3171</text:p>
                <draw:g>
                  <svg:desc>'Speed (add)'.H5:'Speed (add)'.P5</svg:desc>
                </draw:g>
              </table:table-cell>
              <table:table-cell office:value-type="float" office:value="7173">
                <text:p>7173</text:p>
              </table:table-cell>
              <table:table-cell office:value-type="float" office:value="13188">
                <text:p>13188</text:p>
              </table:table-cell>
              <table:table-cell office:value-type="float" office:value="19157">
                <text:p>19157</text:p>
              </table:table-cell>
              <table:table-cell office:value-type="float" office:value="23265">
                <text:p>23265</text:p>
              </table:table-cell>
              <table:table-cell office:value-type="float" office:value="60145">
                <text:p>60145</text:p>
              </table:table-cell>
              <table:table-cell office:value-type="float" office:value="70814">
                <text:p>70814</text:p>
              </table:table-cell>
              <table:table-cell office:value-type="float" office:value="82609">
                <text:p>82609</text:p>
              </table:table-cell>
              <table:table-cell office:value-type="float" office:value="101952">
                <text:p>101952</text:p>
              </table:table-cell>
            </table:table-row>
            <table:table-row>
              <table:table-cell office:value-type="string">
                <text:p>THashSet</text:p>
                <draw:g>
                  <svg:desc>'Speed (add)'.A6:'Speed (add)'.A6</svg:desc>
                </draw:g>
              </table:table-cell>
              <table:table-cell office:value-type="float" office:value="12474">
                <text:p>12474</text:p>
                <draw:g>
                  <svg:desc>'Speed (add)'.H6:'Speed (add)'.P6</svg:desc>
                </draw:g>
              </table:table-cell>
              <table:table-cell office:value-type="float" office:value="28539">
                <text:p>28539</text:p>
              </table:table-cell>
              <table:table-cell office:value-type="float" office:value="73465">
                <text:p>73465</text:p>
              </table:table-cell>
              <table:table-cell office:value-type="float" office:value="20433">
                <text:p>20433</text:p>
              </table:table-cell>
              <table:table-cell office:value-type="float" office:value="29559">
                <text:p>29559</text:p>
              </table:table-cell>
              <table:table-cell office:value-type="float" office:value="47742">
                <text:p>47742</text:p>
              </table:table-cell>
              <table:table-cell office:value-type="float" office:value="98440">
                <text:p>98440</text:p>
              </table:table-cell>
              <table:table-cell office:value-type="float" office:value="175640">
                <text:p>175640</text:p>
              </table:table-cell>
              <table:table-cell office:value-type="float" office:value="196360">
                <text:p>196360</text:p>
              </table:table-cell>
            </table:table-row>
            <table:table-row>
              <table:table-cell office:value-type="string">
                <text:p>ArrayList</text:p>
                <draw:g>
                  <svg:desc>'Speed (add)'.A7:'Speed (add)'.A7</svg:desc>
                </draw:g>
              </table:table-cell>
              <table:table-cell office:value-type="float" office:value="2476">
                <text:p>2476</text:p>
                <draw:g>
                  <svg:desc>'Speed (add)'.H7:'Speed (add)'.P7</svg:desc>
                </draw:g>
              </table:table-cell>
              <table:table-cell office:value-type="float" office:value="6437">
                <text:p>6437</text:p>
              </table:table-cell>
              <table:table-cell office:value-type="float" office:value="11277">
                <text:p>11277</text:p>
              </table:table-cell>
              <table:table-cell office:value-type="float" office:value="5063">
                <text:p>5063</text:p>
              </table:table-cell>
              <table:table-cell office:value-type="float" office:value="7015">
                <text:p>7015</text:p>
              </table:table-cell>
              <table:table-cell office:value-type="float" office:value="18058">
                <text:p>18058</text:p>
              </table:table-cell>
              <table:table-cell office:value-type="float" office:value="36423">
                <text:p>36423</text:p>
              </table:table-cell>
              <table:table-cell office:value-type="float" office:value="52922">
                <text:p>52922</text:p>
              </table:table-cell>
              <table:table-cell office:value-type="float" office:value="73102">
                <text:p>73102</text:p>
              </table:table-cell>
            </table:table-row>
            <table:table-row>
              <table:table-cell office:value-type="string">
                <text:p>ArrayDeque</text:p>
                <draw:g>
                  <svg:desc>'Speed (add)'.A8:'Speed (add)'.A8</svg:desc>
                </draw:g>
              </table:table-cell>
              <table:table-cell office:value-type="float" office:value="3530">
                <text:p>3530</text:p>
                <draw:g>
                  <svg:desc>'Speed (add)'.H8:'Speed (add)'.P8</svg:desc>
                </draw:g>
              </table:table-cell>
              <table:table-cell office:value-type="float" office:value="3190">
                <text:p>3190</text:p>
              </table:table-cell>
              <table:table-cell office:value-type="float" office:value="6467">
                <text:p>6467</text:p>
              </table:table-cell>
              <table:table-cell office:value-type="float" office:value="8566">
                <text:p>8566</text:p>
              </table:table-cell>
              <table:table-cell office:value-type="float" office:value="7147">
                <text:p>7147</text:p>
              </table:table-cell>
              <table:table-cell office:value-type="float" office:value="18122">
                <text:p>18122</text:p>
              </table:table-cell>
              <table:table-cell office:value-type="float" office:value="31937">
                <text:p>31937</text:p>
              </table:table-cell>
              <table:table-cell office:value-type="float" office:value="47092">
                <text:p>47092</text:p>
              </table:table-cell>
              <table:table-cell office:value-type="float" office:value="66793">
                <text:p>66793</text:p>
              </table:table-cell>
            </table:table-row>
            <table:table-row>
              <table:table-cell office:value-type="string">
                <text:p>Vector</text:p>
                <draw:g>
                  <svg:desc>'Speed (add)'.A9:'Speed (add)'.A9</svg:desc>
                </draw:g>
              </table:table-cell>
              <table:table-cell office:value-type="float" office:value="1657">
                <text:p>1657</text:p>
                <draw:g>
                  <svg:desc>'Speed (add)'.H9:'Speed (add)'.P9</svg:desc>
                </draw:g>
              </table:table-cell>
              <table:table-cell office:value-type="float" office:value="3609">
                <text:p>3609</text:p>
              </table:table-cell>
              <table:table-cell office:value-type="float" office:value="6837">
                <text:p>6837</text:p>
              </table:table-cell>
              <table:table-cell office:value-type="float" office:value="10027">
                <text:p>10027</text:p>
              </table:table-cell>
              <table:table-cell office:value-type="float" office:value="9703">
                <text:p>9703</text:p>
              </table:table-cell>
              <table:table-cell office:value-type="float" office:value="21989">
                <text:p>21989</text:p>
              </table:table-cell>
              <table:table-cell office:value-type="float" office:value="39749">
                <text:p>39749</text:p>
              </table:table-cell>
              <table:table-cell office:value-type="float" office:value="60768">
                <text:p>60768</text:p>
              </table:table-cell>
              <table:table-cell office:value-type="float" office:value="79007">
                <text:p>790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6.41cm" svg:height="9cm" xlink:href=".." xlink:type="simple" chart:class="chart:bar" chart:style-name="ch1">
        <chart:legend chart:legend-position="end" svg:x="43.856cm" svg:y="2.458cm" style:legend-expansion="high" chart:style-name="ch2"/>
        <chart:plot-area chart:style-name="ch3" table:cell-range-address="'Speed (add)'.A1:'Speed (add)'.A9 'Speed (add)'.V1:'Speed (add)'.Y9" chart:data-source-has-labels="both" svg:x="1.939cm" svg:y="0.18cm" svg:width="40.989cm" svg:height="7.659cm">
          <chartooo:coordinate-region svg:x="4.042cm" svg:y="0.379cm" svg:width="38.886cm" svg:height="6.813cm"/>
          <chart:axis chart:dimension="x" chart:name="primary-x" chart:style-name="ch4" chartooo:axis-type="auto">
            <chartooo:date-scale/>
            <chart:title svg:x="21.172cm" svg:y="8.019cm" chart:style-name="ch5">
              <text:p>Elements added</text:p>
            </chart:title>
            <chart:categories table:cell-range-address="'Speed (add)'.V1:'Speed (add)'.Y1"/>
          </chart:axis>
          <chart:axis chart:dimension="y" chart:name="primary-y" chart:style-name="ch6">
            <chart:title svg:x="0.451cm" svg:y="4.251cm" chart:style-name="ch7">
              <text:p>ns</text:p>
            </chart:title>
            <chart:grid chart:style-name="ch8" chart:class="major"/>
          </chart:axis>
          <chart:series chart:style-name="ch9" chart:values-cell-range-address="'Speed (add)'.V2:'Speed (add)'.Y2" chart:label-cell-address="'Speed (add)'.A2:'Speed (add)'.A2" chart:class="chart:bar">
            <chart:data-point chart:repeated="4"/>
          </chart:series>
          <chart:series chart:style-name="ch10" chart:values-cell-range-address="'Speed (add)'.V3:'Speed (add)'.Y3" chart:label-cell-address="'Speed (add)'.A3:'Speed (add)'.A3" chart:class="chart:bar">
            <chart:data-point chart:repeated="4"/>
          </chart:series>
          <chart:series chart:style-name="ch11" chart:values-cell-range-address="'Speed (add)'.V4:'Speed (add)'.Y4" chart:label-cell-address="'Speed (add)'.A4:'Speed (add)'.A4" chart:class="chart:bar">
            <chart:data-point chart:repeated="4"/>
          </chart:series>
          <chart:series chart:style-name="ch12" chart:values-cell-range-address="'Speed (add)'.V5:'Speed (add)'.Y5" chart:label-cell-address="'Speed (add)'.A5:'Speed (add)'.A5" chart:class="chart:bar">
            <chart:data-point chart:repeated="4"/>
          </chart:series>
          <chart:series chart:style-name="ch13" chart:values-cell-range-address="'Speed (add)'.V6:'Speed (add)'.Y6" chart:label-cell-address="'Speed (add)'.A6:'Speed (add)'.A6" chart:class="chart:bar">
            <chart:data-point chart:repeated="4"/>
          </chart:series>
          <chart:series chart:style-name="ch14" chart:values-cell-range-address="'Speed (add)'.V7:'Speed (add)'.Y7" chart:label-cell-address="'Speed (add)'.A7:'Speed (add)'.A7" chart:class="chart:bar">
            <chart:data-point chart:repeated="4"/>
          </chart:series>
          <chart:series chart:style-name="ch15" chart:values-cell-range-address="'Speed (add)'.V8:'Speed (add)'.Y8" chart:label-cell-address="'Speed (add)'.A8:'Speed (add)'.A8" chart:class="chart:bar">
            <chart:data-point chart:repeated="4"/>
          </chart:series>
          <chart:series chart:style-name="ch16" chart:values-cell-range-address="'Speed (add)'.V9:'Speed (add)'.Y9" chart:label-cell-address="'Speed (add)'.A9:'Speed (add)'.A9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000">
                <text:p>1000000</text:p>
                <draw:g>
                  <svg:desc>'Speed (add)'.V1:'Speed (add)'.Y1</svg:desc>
                </draw:g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HashMap</text:p>
                <draw:g>
                  <svg:desc>'Speed (add)'.A2:'Speed (add)'.A2</svg:desc>
                </draw:g>
              </table:table-cell>
              <table:table-cell office:value-type="float" office:value="18134167">
                <text:p>18134167</text:p>
                <draw:g>
                  <svg:desc>'Speed (add)'.V2:'Speed (add)'.Y2</svg:desc>
                </draw:g>
              </table:table-cell>
              <table:table-cell office:value-type="float" office:value="39599175">
                <text:p>39599175</text:p>
              </table:table-cell>
              <table:table-cell office:value-type="float" office:value="50964523">
                <text:p>50964523</text:p>
              </table:table-cell>
              <table:table-cell office:value-type="float" office:value="139359089">
                <text:p>139359089</text:p>
              </table:table-cell>
            </table:table-row>
            <table:table-row>
              <table:table-cell office:value-type="string">
                <text:p>THashMap</text:p>
                <draw:g>
                  <svg:desc>'Speed (add)'.A3:'Speed (add)'.A3</svg:desc>
                </draw:g>
              </table:table-cell>
              <table:table-cell office:value-type="float" office:value="35524533">
                <text:p>35524533</text:p>
                <draw:g>
                  <svg:desc>'Speed (add)'.V3:'Speed (add)'.Y3</svg:desc>
                </draw:g>
              </table:table-cell>
              <table:table-cell office:value-type="float" office:value="74672511">
                <text:p>74672511</text:p>
              </table:table-cell>
              <table:table-cell office:value-type="float" office:value="87455282">
                <text:p>87455282</text:p>
              </table:table-cell>
              <table:table-cell office:value-type="float" office:value="165945496">
                <text:p>165945496</text:p>
              </table:table-cell>
            </table:table-row>
            <table:table-row>
              <table:table-cell office:value-type="string">
                <text:p>TreeMap</text:p>
                <draw:g>
                  <svg:desc>'Speed (add)'.A4:'Speed (add)'.A4</svg:desc>
                </draw:g>
              </table:table-cell>
              <table:table-cell office:value-type="float" office:value="207841514">
                <text:p>207841514</text:p>
                <draw:g>
                  <svg:desc>'Speed (add)'.V4:'Speed (add)'.Y4</svg:desc>
                </draw:g>
              </table:table-cell>
              <table:table-cell office:value-type="float" office:value="456228824">
                <text:p>456228824</text:p>
              </table:table-cell>
              <table:table-cell office:value-type="float" office:value="714884778">
                <text:p>714884778</text:p>
              </table:table-cell>
              <table:table-cell office:value-type="float" office:value="1253366221">
                <text:p>1253366221</text:p>
              </table:table-cell>
            </table:table-row>
            <table:table-row>
              <table:table-cell office:value-type="string">
                <text:p>HashSet</text:p>
                <draw:g>
                  <svg:desc>'Speed (add)'.A5:'Speed (add)'.A5</svg:desc>
                </draw:g>
              </table:table-cell>
              <table:table-cell office:value-type="float" office:value="14322438">
                <text:p>14322438</text:p>
                <draw:g>
                  <svg:desc>'Speed (add)'.V5:'Speed (add)'.Y5</svg:desc>
                </draw:g>
              </table:table-cell>
              <table:table-cell office:value-type="float" office:value="29802128">
                <text:p>29802128</text:p>
              </table:table-cell>
              <table:table-cell office:value-type="float" office:value="37826185">
                <text:p>37826185</text:p>
              </table:table-cell>
              <table:table-cell office:value-type="float" office:value="76829395">
                <text:p>76829395</text:p>
              </table:table-cell>
            </table:table-row>
            <table:table-row>
              <table:table-cell office:value-type="string">
                <text:p>THashSet</text:p>
                <draw:g>
                  <svg:desc>'Speed (add)'.A6:'Speed (add)'.A6</svg:desc>
                </draw:g>
              </table:table-cell>
              <table:table-cell office:value-type="float" office:value="24804071">
                <text:p>24804071</text:p>
                <draw:g>
                  <svg:desc>'Speed (add)'.V6:'Speed (add)'.Y6</svg:desc>
                </draw:g>
              </table:table-cell>
              <table:table-cell office:value-type="float" office:value="50197259">
                <text:p>50197259</text:p>
              </table:table-cell>
              <table:table-cell office:value-type="float" office:value="57523118">
                <text:p>57523118</text:p>
              </table:table-cell>
              <table:table-cell office:value-type="float" office:value="108624756">
                <text:p>108624756</text:p>
              </table:table-cell>
            </table:table-row>
            <table:table-row>
              <table:table-cell office:value-type="string">
                <text:p>ArrayList</text:p>
                <draw:g>
                  <svg:desc>'Speed (add)'.A7:'Speed (add)'.A7</svg:desc>
                </draw:g>
              </table:table-cell>
              <table:table-cell office:value-type="float" office:value="7993629">
                <text:p>7993629</text:p>
                <draw:g>
                  <svg:desc>'Speed (add)'.V7:'Speed (add)'.Y7</svg:desc>
                </draw:g>
              </table:table-cell>
              <table:table-cell office:value-type="float" office:value="17215785">
                <text:p>17215785</text:p>
              </table:table-cell>
              <table:table-cell office:value-type="float" office:value="25826044">
                <text:p>25826044</text:p>
              </table:table-cell>
              <table:table-cell office:value-type="float" office:value="43645241">
                <text:p>43645241</text:p>
              </table:table-cell>
            </table:table-row>
            <table:table-row>
              <table:table-cell office:value-type="string">
                <text:p>ArrayDeque</text:p>
                <draw:g>
                  <svg:desc>'Speed (add)'.A8:'Speed (add)'.A8</svg:desc>
                </draw:g>
              </table:table-cell>
              <table:table-cell office:value-type="float" office:value="6476623">
                <text:p>6476623</text:p>
                <draw:g>
                  <svg:desc>'Speed (add)'.V8:'Speed (add)'.Y8</svg:desc>
                </draw:g>
              </table:table-cell>
              <table:table-cell office:value-type="float" office:value="13589464">
                <text:p>13589464</text:p>
              </table:table-cell>
              <table:table-cell office:value-type="float" office:value="21809911">
                <text:p>21809911</text:p>
              </table:table-cell>
              <table:table-cell office:value-type="float" office:value="37317749">
                <text:p>37317749</text:p>
              </table:table-cell>
            </table:table-row>
            <table:table-row>
              <table:table-cell office:value-type="string">
                <text:p>Vector</text:p>
                <draw:g>
                  <svg:desc>'Speed (add)'.A9:'Speed (add)'.A9</svg:desc>
                </draw:g>
              </table:table-cell>
              <table:table-cell office:value-type="float" office:value="8631930">
                <text:p>8631930</text:p>
                <draw:g>
                  <svg:desc>'Speed (add)'.V9:'Speed (add)'.Y9</svg:desc>
                </draw:g>
              </table:table-cell>
              <table:table-cell office:value-type="float" office:value="17872092">
                <text:p>17872092</text:p>
              </table:table-cell>
              <table:table-cell office:value-type="float" office:value="28985865">
                <text:p>28985865</text:p>
              </table:table-cell>
              <table:table-cell office:value-type="float" office:value="44030185">
                <text:p>440301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466cm" svg:height="9cm" xlink:href=".." xlink:type="simple" chart:class="chart:bar" chart:style-name="ch1">
        <chart:legend chart:legend-position="end" svg:x="44.071cm" svg:y="3.952cm" style:legend-expansion="high" chart:style-name="ch2"/>
        <chart:plot-area chart:style-name="ch3" table:cell-range-address="'Speed (add)'.A1:'Speed (add)'.Y3" chart:data-source-has-labels="both" svg:x="1.94cm" svg:y="0.18cm" svg:width="41.202cm" svg:height="7.659cm">
          <chartooo:coordinate-region svg:x="4.043cm" svg:y="0.38cm" svg:width="39.099cm" svg:height="6.812cm"/>
          <chart:axis chart:dimension="x" chart:name="primary-x" chart:style-name="ch4" chartooo:axis-type="auto">
            <chartooo:date-scale/>
            <chart:title svg:x="21.28cm" svg:y="8.019cm" chart:style-name="ch5">
              <text:p>Elements added</text:p>
            </chart:title>
            <chart:categories table:cell-range-address="'Speed (add)'.B1:'Speed (add)'.Y1"/>
          </chart:axis>
          <chart:axis chart:dimension="y" chart:name="primary-y" chart:style-name="ch6">
            <chart:title svg:x="0.451cm" svg:y="4.622cm" chart:style-name="ch7">
              <text:p>ns (log)</text:p>
            </chart:title>
            <chart:grid chart:style-name="ch8" chart:class="major"/>
          </chart:axis>
          <chart:series chart:style-name="ch9" chart:values-cell-range-address="'Speed (add)'.B2:'Speed (add)'.Y2" chart:label-cell-address="'Speed (add)'.A2:'Speed (add)'.A2" chart:class="chart:bar">
            <chart:data-point chart:repeated="24"/>
          </chart:series>
          <chart:series chart:style-name="ch10" chart:values-cell-range-address="'Speed (add)'.B3:'Speed (add)'.Y3" chart:label-cell-address="'Speed (add)'.A3:'Speed (add)'.A3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peed (add)'.B1:'Speed (add)'.Y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7500">
                <text:p>75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50000">
                <text:p>250000</text:p>
              </table:table-cell>
              <table:table-cell office:value-type="float" office:value="500000">
                <text:p>500000</text:p>
              </table:table-cell>
              <table:table-cell office:value-type="float" office:value="750000">
                <text:p>75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HashMap</text:p>
                <draw:g>
                  <svg:desc>'Speed (add)'.A2:'Speed (add)'.A2</svg:desc>
                </draw:g>
              </table:table-cell>
              <table:table-cell office:value-type="float" office:value="751">
                <text:p>751</text:p>
                <draw:g>
                  <svg:desc>'Speed (add)'.B2:'Speed (add)'.Y2</svg:desc>
                </draw:g>
              </table:table-cell>
              <table:table-cell office:value-type="float" office:value="1766">
                <text:p>1766</text:p>
              </table:table-cell>
              <table:table-cell office:value-type="float" office:value="2514">
                <text:p>2514</text:p>
              </table:table-cell>
              <table:table-cell office:value-type="float" office:value="7294">
                <text:p>7294</text:p>
              </table:table-cell>
              <table:table-cell office:value-type="float" office:value="8887">
                <text:p>8887</text:p>
              </table:table-cell>
              <table:table-cell office:value-type="float" office:value="8547">
                <text:p>8547</text:p>
              </table:table-cell>
              <table:table-cell office:value-type="float" office:value="11107">
                <text:p>11107</text:p>
              </table:table-cell>
              <table:table-cell office:value-type="float" office:value="28811">
                <text:p>28811</text:p>
              </table:table-cell>
              <table:table-cell office:value-type="float" office:value="42622">
                <text:p>42622</text:p>
              </table:table-cell>
              <table:table-cell office:value-type="float" office:value="41440">
                <text:p>41440</text:p>
              </table:table-cell>
              <table:table-cell office:value-type="float" office:value="74379">
                <text:p>74379</text:p>
              </table:table-cell>
              <table:table-cell office:value-type="float" office:value="129442">
                <text:p>129442</text:p>
              </table:table-cell>
              <table:table-cell office:value-type="float" office:value="160028">
                <text:p>160028</text:p>
              </table:table-cell>
              <table:table-cell office:value-type="float" office:value="339803">
                <text:p>339803</text:p>
              </table:table-cell>
              <table:table-cell office:value-type="float" office:value="146957">
                <text:p>146957</text:p>
              </table:table-cell>
              <table:table-cell office:value-type="float" office:value="1484739">
                <text:p>1484739</text:p>
              </table:table-cell>
              <table:table-cell office:value-type="float" office:value="3046644">
                <text:p>3046644</text:p>
              </table:table-cell>
              <table:table-cell office:value-type="float" office:value="5974798">
                <text:p>5974798</text:p>
              </table:table-cell>
              <table:table-cell office:value-type="float" office:value="12185851">
                <text:p>12185851</text:p>
              </table:table-cell>
              <table:table-cell office:value-type="float" office:value="13054183">
                <text:p>13054183</text:p>
              </table:table-cell>
              <table:table-cell office:value-type="float" office:value="18134167">
                <text:p>18134167</text:p>
              </table:table-cell>
              <table:table-cell office:value-type="float" office:value="39599175">
                <text:p>39599175</text:p>
              </table:table-cell>
              <table:table-cell office:value-type="float" office:value="50964523">
                <text:p>50964523</text:p>
              </table:table-cell>
              <table:table-cell office:value-type="float" office:value="139359089">
                <text:p>139359089</text:p>
              </table:table-cell>
            </table:table-row>
            <table:table-row>
              <table:table-cell office:value-type="string">
                <text:p>THashMap</text:p>
                <draw:g>
                  <svg:desc>'Speed (add)'.A3:'Speed (add)'.A3</svg:desc>
                </draw:g>
              </table:table-cell>
              <table:table-cell office:value-type="float" office:value="449">
                <text:p>449</text:p>
                <draw:g>
                  <svg:desc>'Speed (add)'.B3:'Speed (add)'.Y3</svg:desc>
                </draw:g>
              </table:table-cell>
              <table:table-cell office:value-type="float" office:value="2182">
                <text:p>2182</text:p>
              </table:table-cell>
              <table:table-cell office:value-type="float" office:value="2948">
                <text:p>2948</text:p>
              </table:table-cell>
              <table:table-cell office:value-type="float" office:value="11930">
                <text:p>11930</text:p>
              </table:table-cell>
              <table:table-cell office:value-type="float" office:value="10688">
                <text:p>10688</text:p>
              </table:table-cell>
              <table:table-cell office:value-type="float" office:value="8242">
                <text:p>8242</text:p>
              </table:table-cell>
              <table:table-cell office:value-type="float" office:value="13444">
                <text:p>13444</text:p>
              </table:table-cell>
              <table:table-cell office:value-type="float" office:value="32005">
                <text:p>32005</text:p>
              </table:table-cell>
              <table:table-cell office:value-type="float" office:value="40277">
                <text:p>40277</text:p>
              </table:table-cell>
              <table:table-cell office:value-type="float" office:value="19387">
                <text:p>19387</text:p>
              </table:table-cell>
              <table:table-cell office:value-type="float" office:value="33968">
                <text:p>33968</text:p>
              </table:table-cell>
              <table:table-cell office:value-type="float" office:value="69316">
                <text:p>69316</text:p>
              </table:table-cell>
              <table:table-cell office:value-type="float" office:value="137782">
                <text:p>137782</text:p>
              </table:table-cell>
              <table:table-cell office:value-type="float" office:value="252401">
                <text:p>252401</text:p>
              </table:table-cell>
              <table:table-cell office:value-type="float" office:value="281972">
                <text:p>281972</text:p>
              </table:table-cell>
              <table:table-cell office:value-type="float" office:value="1285055">
                <text:p>1285055</text:p>
              </table:table-cell>
              <table:table-cell office:value-type="float" office:value="2590465">
                <text:p>2590465</text:p>
              </table:table-cell>
              <table:table-cell office:value-type="float" office:value="8595869">
                <text:p>8595869</text:p>
              </table:table-cell>
              <table:table-cell office:value-type="float" office:value="17633237">
                <text:p>17633237</text:p>
              </table:table-cell>
              <table:table-cell office:value-type="float" office:value="20436314">
                <text:p>20436314</text:p>
              </table:table-cell>
              <table:table-cell office:value-type="float" office:value="35524533">
                <text:p>35524533</text:p>
              </table:table-cell>
              <table:table-cell office:value-type="float" office:value="74672511">
                <text:p>74672511</text:p>
              </table:table-cell>
              <table:table-cell office:value-type="float" office:value="87455282">
                <text:p>87455282</text:p>
              </table:table-cell>
              <table:table-cell office:value-type="float" office:value="165945496">
                <text:p>1659454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466cm" svg:height="9cm" xlink:href=".." xlink:type="simple" chart:class="chart:bar" chart:style-name="ch1">
        <chart:legend chart:legend-position="end" svg:x="44.203cm" svg:y="3.952cm" style:legend-expansion="high" chart:style-name="ch2"/>
        <chart:plot-area chart:style-name="ch3" table:cell-range-address="'Speed (add)'.B1:'Speed (add)'.Y1 'Speed (add)'.A5:'Speed (add)'.Y6" chart:data-source-has-labels="both" svg:x="1.94cm" svg:y="0.18cm" svg:width="41.334cm" svg:height="7.659cm">
          <chartooo:coordinate-region svg:x="4.043cm" svg:y="0.38cm" svg:width="39.231cm" svg:height="6.812cm"/>
          <chart:axis chart:dimension="x" chart:name="primary-x" chart:style-name="ch4" chartooo:axis-type="auto">
            <chartooo:date-scale/>
            <chart:title svg:x="21.346cm" svg:y="8.019cm" chart:style-name="ch5">
              <text:p>Elements added</text:p>
            </chart:title>
            <chart:categories table:cell-range-address="'Speed (add)'.B1:'Speed (add)'.Y1"/>
          </chart:axis>
          <chart:axis chart:dimension="y" chart:name="primary-y" chart:style-name="ch6">
            <chart:title svg:x="0.451cm" svg:y="4.622cm" chart:style-name="ch7">
              <text:p>ns (log)</text:p>
            </chart:title>
            <chart:grid chart:style-name="ch8" chart:class="major"/>
          </chart:axis>
          <chart:series chart:style-name="ch9" chart:values-cell-range-address="'Speed (add)'.B5:'Speed (add)'.Y5" chart:label-cell-address="'Speed (add)'.A5:'Speed (add)'.A5" chart:class="chart:bar">
            <chart:data-point chart:repeated="24"/>
          </chart:series>
          <chart:series chart:style-name="ch10" chart:values-cell-range-address="'Speed (add)'.B6:'Speed (add)'.Y6" chart:label-cell-address="'Speed (add)'.A6:'Speed (add)'.A6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peed (add)'.B1:'Speed (add)'.Y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7500">
                <text:p>75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50000">
                <text:p>250000</text:p>
              </table:table-cell>
              <table:table-cell office:value-type="float" office:value="500000">
                <text:p>500000</text:p>
              </table:table-cell>
              <table:table-cell office:value-type="float" office:value="750000">
                <text:p>75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HashSet</text:p>
                <draw:g>
                  <svg:desc>'Speed (add)'.A5:'Speed (add)'.A5</svg:desc>
                </draw:g>
              </table:table-cell>
              <table:table-cell office:value-type="float" office:value="132">
                <text:p>132</text:p>
                <draw:g>
                  <svg:desc>'Speed (add)'.B5:'Speed (add)'.Y5</svg:desc>
                </draw:g>
              </table:table-cell>
              <table:table-cell office:value-type="float" office:value="426">
                <text:p>426</text:p>
              </table:table-cell>
              <table:table-cell office:value-type="float" office:value="419">
                <text:p>419</text:p>
              </table:table-cell>
              <table:table-cell office:value-type="float" office:value="1857">
                <text:p>1857</text:p>
              </table:table-cell>
              <table:table-cell office:value-type="float" office:value="3179">
                <text:p>3179</text:p>
              </table:table-cell>
              <table:table-cell office:value-type="float" office:value="3632">
                <text:p>3632</text:p>
              </table:table-cell>
              <table:table-cell office:value-type="float" office:value="3171">
                <text:p>3171</text:p>
              </table:table-cell>
              <table:table-cell office:value-type="float" office:value="7173">
                <text:p>7173</text:p>
              </table:table-cell>
              <table:table-cell office:value-type="float" office:value="13188">
                <text:p>13188</text:p>
              </table:table-cell>
              <table:table-cell office:value-type="float" office:value="19157">
                <text:p>19157</text:p>
              </table:table-cell>
              <table:table-cell office:value-type="float" office:value="23265">
                <text:p>23265</text:p>
              </table:table-cell>
              <table:table-cell office:value-type="float" office:value="60145">
                <text:p>60145</text:p>
              </table:table-cell>
              <table:table-cell office:value-type="float" office:value="70814">
                <text:p>70814</text:p>
              </table:table-cell>
              <table:table-cell office:value-type="float" office:value="82609">
                <text:p>82609</text:p>
              </table:table-cell>
              <table:table-cell office:value-type="float" office:value="101952">
                <text:p>101952</text:p>
              </table:table-cell>
              <table:table-cell office:value-type="float" office:value="796419">
                <text:p>796419</text:p>
              </table:table-cell>
              <table:table-cell office:value-type="float" office:value="1605520">
                <text:p>1605520</text:p>
              </table:table-cell>
              <table:table-cell office:value-type="float" office:value="3455427">
                <text:p>3455427</text:p>
              </table:table-cell>
              <table:table-cell office:value-type="float" office:value="7116457">
                <text:p>7116457</text:p>
              </table:table-cell>
              <table:table-cell office:value-type="float" office:value="8895598">
                <text:p>8895598</text:p>
              </table:table-cell>
              <table:table-cell office:value-type="float" office:value="14322438">
                <text:p>14322438</text:p>
              </table:table-cell>
              <table:table-cell office:value-type="float" office:value="29802128">
                <text:p>29802128</text:p>
              </table:table-cell>
              <table:table-cell office:value-type="float" office:value="37826185">
                <text:p>37826185</text:p>
              </table:table-cell>
              <table:table-cell office:value-type="float" office:value="76829395">
                <text:p>76829395</text:p>
              </table:table-cell>
            </table:table-row>
            <table:table-row>
              <table:table-cell office:value-type="string">
                <text:p>THashSet</text:p>
                <draw:g>
                  <svg:desc>'Speed (add)'.A6:'Speed (add)'.A6</svg:desc>
                </draw:g>
              </table:table-cell>
              <table:table-cell office:value-type="float" office:value="1604">
                <text:p>1604</text:p>
                <draw:g>
                  <svg:desc>'Speed (add)'.B6:'Speed (add)'.Y6</svg:desc>
                </draw:g>
              </table:table-cell>
              <table:table-cell office:value-type="float" office:value="913">
                <text:p>913</text:p>
              </table:table-cell>
              <table:table-cell office:value-type="float" office:value="1880">
                <text:p>1880</text:p>
              </table:table-cell>
              <table:table-cell office:value-type="float" office:value="9261">
                <text:p>9261</text:p>
              </table:table-cell>
              <table:table-cell office:value-type="float" office:value="6679">
                <text:p>6679</text:p>
              </table:table-cell>
              <table:table-cell office:value-type="float" office:value="8687">
                <text:p>8687</text:p>
              </table:table-cell>
              <table:table-cell office:value-type="float" office:value="12474">
                <text:p>12474</text:p>
              </table:table-cell>
              <table:table-cell office:value-type="float" office:value="28539">
                <text:p>28539</text:p>
              </table:table-cell>
              <table:table-cell office:value-type="float" office:value="73465">
                <text:p>73465</text:p>
              </table:table-cell>
              <table:table-cell office:value-type="float" office:value="20433">
                <text:p>20433</text:p>
              </table:table-cell>
              <table:table-cell office:value-type="float" office:value="29559">
                <text:p>29559</text:p>
              </table:table-cell>
              <table:table-cell office:value-type="float" office:value="47742">
                <text:p>47742</text:p>
              </table:table-cell>
              <table:table-cell office:value-type="float" office:value="98440">
                <text:p>98440</text:p>
              </table:table-cell>
              <table:table-cell office:value-type="float" office:value="175640">
                <text:p>175640</text:p>
              </table:table-cell>
              <table:table-cell office:value-type="float" office:value="196360">
                <text:p>196360</text:p>
              </table:table-cell>
              <table:table-cell office:value-type="float" office:value="873184">
                <text:p>873184</text:p>
              </table:table-cell>
              <table:table-cell office:value-type="float" office:value="1737654">
                <text:p>1737654</text:p>
              </table:table-cell>
              <table:table-cell office:value-type="float" office:value="6062739">
                <text:p>6062739</text:p>
              </table:table-cell>
              <table:table-cell office:value-type="float" office:value="12355578">
                <text:p>12355578</text:p>
              </table:table-cell>
              <table:table-cell office:value-type="float" office:value="14166736">
                <text:p>14166736</text:p>
              </table:table-cell>
              <table:table-cell office:value-type="float" office:value="24804071">
                <text:p>24804071</text:p>
              </table:table-cell>
              <table:table-cell office:value-type="float" office:value="50197259">
                <text:p>50197259</text:p>
              </table:table-cell>
              <table:table-cell office:value-type="float" office:value="57523118">
                <text:p>57523118</text:p>
              </table:table-cell>
              <table:table-cell office:value-type="float" office:value="108624756">
                <text:p>1086247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